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06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4.5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" style:family="table-cell" style:parent-style-name="Default" style:data-style-name="N140"/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0">
      <style:table-cell-properties fo:background-color="#ffff00" style:diagonal-bl-tr="none" style:diagonal-tl-br="none" fo:border="none" style:rotation-align="none"/>
    </style:style>
    <style:style style:name="ce7" style:family="table-cell" style:parent-style-name="Default" style:data-style-name="N0">
      <style:table-cell-properties style:diagonal-bl-tr="none" style:diagonal-tl-br="none" fo:border="none" style:rotation-align="none"/>
    </style:style>
    <style:style style:name="ce8" style:family="table-cell" style:parent-style-name="Default" style:data-style-name="N1">
      <style:table-cell-properties style:diagonal-bl-tr="none" style:diagonal-tl-br="none" fo:border="none" style:rotation-align="none"/>
    </style:style>
    <style:style style:name="ce9" style:family="table-cell" style:parent-style-name="Default" style:data-style-name="N0"/>
    <style:style style:name="ce10" style:family="table-cell" style:parent-style-name="Default">
      <style:table-cell-properties fo:background-color="#ff8080"/>
    </style:style>
    <style:style style:name="ce11" style:family="table-cell" style:parent-style-name="Default" style:data-style-name="N2">
      <style:table-cell-properties fo:background-color="#ffff00" style:diagonal-bl-tr="none" style:diagonal-tl-br="none" fo:border="none" style:rotation-align="none"/>
    </style:style>
    <style:style style:name="ce12" style:family="table-cell" style:parent-style-name="Default" style:data-style-name="N2">
      <style:table-cell-properties style:diagonal-bl-tr="none" style:diagonal-tl-br="none" fo:border="none" style:rotation-align="none"/>
    </style:style>
    <style:style style:name="ce13" style:family="table-cell" style:parent-style-name="Default" style:data-style-name="N2">
      <style:table-cell-properties style:diagonal-bl-tr="none" style:diagonal-tl-br="none" fo:background-color="transparent" fo:border="none" style:rotation-align="none"/>
    </style:style>
    <style:style style:name="ce14" style:family="table-cell" style:parent-style-name="Default">
      <style:table-cell-properties fo:background-color="#ff950e"/>
    </style:style>
    <style:style style:name="ce15" style:family="table-cell" style:parent-style-name="Default">
      <style:table-cell-properties fo:background-color="#b3b3b3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8d00"/>
    </style:style>
    <style:style style:name="ce18" style:family="table-cell" style:parent-style-name="Default">
      <style:table-cell-properties fo:background-color="#ff3366"/>
    </style:style>
    <style:style style:name="ce19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ff00"/>
    </style:style>
    <style:style style:name="gr1" style:family="graphic">
      <style:graphic-properties draw:ole-draw-aspect="1"/>
    </style:style>
  </office:automatic-styles>
  <office:body>
    <office:spreadsheet>
      <table:table table:name="Arkusz1" table:style-name="ta1" table:print="false">
        <table:shapes>
          <draw:frame draw:z-index="0" draw:style-name="gr1" svg:width="15.999cm" svg:height="8.999cm" svg:x="17.777cm" svg:y="18.492cm">
            <draw:object draw:notify-on-update-of-ranges="Arkusz1.B2:Arkusz1.B33 Arkusz1.D2:Arkusz1.D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7"/>
        <table:table-column table:style-name="co1" table:default-cell-style-name="ce12"/>
        <table:table-column table:style-name="co1" table:number-columns-repeated="5" table:default-cell-style-name="Default"/>
        <table:table-column table:style-name="co1" table:number-columns-repeated="4" table:default-cell-style-name="ce15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Okres</text:p>
          </table:table-cell>
          <table:table-cell table:style-name="ce6" office:value-type="string">
            <text:p>mleko</text:p>
          </table:table-cell>
          <table:table-cell table:style-name="ce11" office:value-type="string">
            <text:p>krowy</text:p>
          </table:table-cell>
          <table:table-cell table:style-name="ce5" office:value-type="string">
            <text:p>śr.ruchoma</text:p>
          </table:table-cell>
          <table:table-cell table:style-name="ce5" table:number-columns-repeated="8"/>
          <table:table-cell table:style-name="ce5" office:value-type="string">
            <text:p>MSE</text:p>
          </table:table-cell>
          <table:table-cell table:style-name="ce5" office:value-type="string">
            <text:p>t</text:p>
          </table:table-cell>
          <table:table-cell table:style-name="ce5" office:value-type="string">
            <text:p>(T-tsr)2</text:p>
          </table:table-cell>
          <table:table-cell table:style-name="ce5" office:value-type="string">
            <text:p>(y-ysr)2</text:p>
          </table:table-cell>
          <table:table-cell table:style-name="ce5" office:value-type="string">
            <text:p>(y-ysr)(t-srt)</text:p>
          </table:table-cell>
          <table:table-cell table:style-name="ce5" office:value-type="string">
            <text:p>t2</text:p>
          </table:table-cell>
          <table:table-cell office:value-type="string">
            <text:p>y teoret</text:p>
          </table:table-cell>
          <table:table-cell office:value-type="string">
            <text:p>(Y-y teoret)^2</text:p>
          </table:table-cell>
          <table:table-cell office:value-type="string">
            <text:p>wi=y/y_teoret</text:p>
          </table:table-cell>
          <table:table-cell table:number-columns-repeated="7"/>
        </table:table-row>
        <table:table-row table:style-name="ro1">
          <table:table-cell table:style-name="ce2" office:value-type="float" office:value="1996.1">
            <text:p>1996,1</text:p>
          </table:table-cell>
          <table:table-cell office:value-type="float" office:value="1216100">
            <text:p>1216100</text:p>
          </table:table-cell>
          <table:table-cell office:value-type="float" office:value="10706">
            <text:p>10706,00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E2] * [.B2]" office:value-type="float" office:value="1216100">
            <text:p>1216100</text:p>
          </table:table-cell>
          <table:table-cell table:formula="of:=[.F2] * [.B2]" office:value-type="float" office:value="0">
            <text:p>0</text:p>
          </table:table-cell>
          <table:table-cell table:formula="of:=[.G2] * [.B2]" office:value-type="float" office:value="0">
            <text:p>0</text:p>
          </table:table-cell>
          <table:table-cell table:formula="of:=[.H2] * [.B2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([.N2] - [.$C$52])^2" office:value-type="float" office:value="240.25">
            <text:p>240,25</text:p>
          </table:table-cell>
          <table:table-cell table:formula="of:=([.B2] - [.$C$53])^2" office:value-type="float" office:value="218892394775.391">
            <text:p>218892394775,391</text:p>
          </table:table-cell>
          <table:table-cell table:formula="of:=([.N2] - [.$C$52])*([.B2] - [.$C$53])" office:value-type="float" office:value="7251820.3125">
            <text:p>7251820,3125</text:p>
          </table:table-cell>
          <table:table-cell table:formula="of:=[.N2]*[.N2]" office:value-type="float" office:value="1">
            <text:p>1</text:p>
          </table:table-cell>
          <table:table-cell table:formula="of:=[.$C$57] + [.$C$56] * [.N2]" office:value-type="float" office:value="1597431.81818182">
            <text:p>1597431,81818182</text:p>
          </table:table-cell>
          <table:table-cell table:formula="of:=([.B2] -[.S2])^2" office:value-type="float" office:value="145413955557.851">
            <text:p>145413955557,851</text:p>
          </table:table-cell>
          <table:table-cell table:formula="of:=[.B2]/[.S2]" office:value-type="float" office:value="0.761284448048714">
            <text:p>0,761284448</text:p>
          </table:table-cell>
          <table:table-cell table:formula="of:=[.E2]*[.U2]" office:value-type="float" office:value="0.761284448048714">
            <text:p>0,761284448</text:p>
          </table:table-cell>
          <table:table-cell table:formula="of:=[.F2]*[.U2]" office:value-type="float" office:value="0">
            <text:p>0</text:p>
          </table:table-cell>
          <table:table-cell table:formula="of:=[.G2]*[.U2]" office:value-type="float" office:value="0">
            <text:p>0</text:p>
          </table:table-cell>
          <table:table-cell table:formula="of:=[.H2]*[.U2]" office:value-type="float" office:value="0">
            <text:p>0</text:p>
          </table:table-cell>
          <table:table-cell table:formula="of:=[.$V$40]" office:value-type="float" office:value="0.827387358518111">
            <text:p>0,8273873585</text:p>
          </table:table-cell>
          <table:table-cell table:formula="of:=[.S2]*[.Z2]" office:value-type="float" office:value="1321694.89245824">
            <text:p>1321694,89245824</text:p>
          </table:table-cell>
          <table:table-cell table:formula="of:=([.B2]-[.AA2])^2" office:value-type="float" office:value="11150281313.267">
            <text:p>11150281313,267</text:p>
          </table:table-cell>
        </table:table-row>
        <table:table-row table:style-name="ro1">
          <table:table-cell table:style-name="ce2" office:value-type="float" office:value="1996.2">
            <text:p>1996,2</text:p>
          </table:table-cell>
          <table:table-cell office:value-type="float" office:value="1706900">
            <text:p>1706900</text:p>
          </table:table-cell>
          <table:table-cell office:value-type="float" office:value="10497">
            <text:p>10497,0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E3] * [.B3]" office:value-type="float" office:value="0">
            <text:p>0</text:p>
          </table:table-cell>
          <table:table-cell table:formula="of:=[.F3] * [.B3]" office:value-type="float" office:value="1706900">
            <text:p>1706900</text:p>
          </table:table-cell>
          <table:table-cell table:formula="of:=[.G3] * [.B3]" office:value-type="float" office:value="0">
            <text:p>0</text:p>
          </table:table-cell>
          <table:table-cell table:formula="of:=[.H3] * [.B3]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([.N3] - [.$C$52])^2" office:value-type="float" office:value="210.25">
            <text:p>210,25</text:p>
          </table:table-cell>
          <table:table-cell table:formula="of:=([.B3] - [.$C$53])^2" office:value-type="float" office:value="526272275.390625">
            <text:p>526272275,390625</text:p>
          </table:table-cell>
          <table:table-cell table:formula="of:=([.N3] - [.$C$52])*([.B3] - [.$C$53])" office:value-type="float" office:value="-332639.0625">
            <text:p>-332639,0625</text:p>
          </table:table-cell>
          <table:table-cell table:formula="of:=[.N3]*[.N3]" office:value-type="float" office:value="4">
            <text:p>4</text:p>
          </table:table-cell>
          <table:table-cell table:formula="of:=[.$C$57] + [.$C$56] * [.N3]" office:value-type="float" office:value="1603014.24120235">
            <text:p>1603014,24120235</text:p>
          </table:table-cell>
          <table:table-cell table:formula="of:=([.B3] -[.S3])^2" office:value-type="float" office:value="10792250880.9643">
            <text:p>10792250880,9643</text:p>
          </table:table-cell>
          <table:table-cell table:formula="of:=[.B3]/[.S3]" office:value-type="float" office:value="1.06480651021524">
            <text:p>1,0648065102</text:p>
          </table:table-cell>
          <table:table-cell table:formula="of:=[.E3]*[.U3]" office:value-type="float" office:value="0">
            <text:p>0</text:p>
          </table:table-cell>
          <table:table-cell table:formula="of:=[.F3]*[.U3]" office:value-type="float" office:value="1.06480651021524">
            <text:p>1,0648065102</text:p>
          </table:table-cell>
          <table:table-cell table:formula="of:=[.G3]*[.U3]" office:value-type="float" office:value="0">
            <text:p>0</text:p>
          </table:table-cell>
          <table:table-cell table:formula="of:=[.H3]*[.U3]" office:value-type="float" office:value="0">
            <text:p>0</text:p>
          </table:table-cell>
          <table:table-cell table:formula="of:=[.$W$40]" office:value-type="float" office:value="1.1063947702173">
            <text:p>1,1063947702</text:p>
          </table:table-cell>
          <table:table-cell table:formula="of:=[.S3]*[.Z3]" office:value-type="float" office:value="1773566.57305012">
            <text:p>1773566,57305012</text:p>
          </table:table-cell>
          <table:table-cell table:formula="of:=([.B3]-[.AA3])^2" office:value-type="float" office:value="4444431962.24725">
            <text:p>4444431962,24725</text:p>
          </table:table-cell>
        </table:table-row>
        <table:table-row table:style-name="ro1">
          <table:table-cell table:style-name="ce2" office:value-type="float" office:value="1996.3">
            <text:p>1996,3</text:p>
          </table:table-cell>
          <table:table-cell office:value-type="float" office:value="1967500">
            <text:p>1967500</text:p>
          </table:table-cell>
          <table:table-cell office:value-type="float" office:value="10339">
            <text:p>10339,00</text:p>
          </table:table-cell>
          <table:table-cell table:formula="of:=(0.5*[.B2]+[.B3]+[.B4]+[.B5]+0.5*[.B6])/4" office:value-type="float" office:value="1590250">
            <text:p>15902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4] * [.B4]" office:value-type="float" office:value="0">
            <text:p>0</text:p>
          </table:table-cell>
          <table:table-cell table:formula="of:=[.F4] * [.B4]" office:value-type="float" office:value="0">
            <text:p>0</text:p>
          </table:table-cell>
          <table:table-cell table:formula="of:=[.G4] * [.B4]" office:value-type="float" office:value="1967500">
            <text:p>1967500</text:p>
          </table:table-cell>
          <table:table-cell table:formula="of:=[.H4] * [.B4]" office:value-type="float" office:value="0">
            <text:p>0</text:p>
          </table:table-cell>
          <table:table-cell table:formula="of:=([.D4]-[.B4])*([.D4]-[.B4])" office:value-type="float" office:value="142317562500">
            <text:p>142317562500</text:p>
          </table:table-cell>
          <table:table-cell office:value-type="float" office:value="3">
            <text:p>3</text:p>
          </table:table-cell>
          <table:table-cell table:formula="of:=([.N4] - [.$C$52])^2" office:value-type="float" office:value="182.25">
            <text:p>182,25</text:p>
          </table:table-cell>
          <table:table-cell table:formula="of:=([.B4] - [.$C$53])^2" office:value-type="float" office:value="80395286025.3906">
            <text:p>80395286025,3906</text:p>
          </table:table-cell>
          <table:table-cell table:formula="of:=([.N4] - [.$C$52])*([.B4] - [.$C$53])" office:value-type="float" office:value="-3827798.4375">
            <text:p>-3827798,4375</text:p>
          </table:table-cell>
          <table:table-cell table:formula="of:=[.N4]*[.N4]" office:value-type="float" office:value="9">
            <text:p>9</text:p>
          </table:table-cell>
          <table:table-cell table:formula="of:=[.$C$57] + [.$C$56] * [.N4]" office:value-type="float" office:value="1608596.66422287">
            <text:p>1608596,66422287</text:p>
          </table:table-cell>
          <table:table-cell table:formula="of:=([.B4] -[.S4])^2" office:value-type="float" office:value="128811604431.948">
            <text:p>128811604431,948</text:p>
          </table:table-cell>
          <table:table-cell table:formula="of:=[.B4]/[.S4]" office:value-type="float" office:value="1.22311580258717">
            <text:p>1,2231158026</text:p>
          </table:table-cell>
          <table:table-cell table:formula="of:=[.E4]*[.U4]" office:value-type="float" office:value="0">
            <text:p>0</text:p>
          </table:table-cell>
          <table:table-cell table:formula="of:=[.F4]*[.U4]" office:value-type="float" office:value="0">
            <text:p>0</text:p>
          </table:table-cell>
          <table:table-cell table:formula="of:=[.G4]*[.U4]" office:value-type="float" office:value="1.22311580258717">
            <text:p>1,2231158026</text:p>
          </table:table-cell>
          <table:table-cell table:formula="of:=[.H4]*[.U4]" office:value-type="float" office:value="0">
            <text:p>0</text:p>
          </table:table-cell>
          <table:table-cell table:formula="of:=[.$X$40]" office:value-type="float" office:value="1.16855651728309">
            <text:p>1,1685565173</text:p>
          </table:table-cell>
          <table:table-cell table:formula="of:=[.S4]*[.Z4]" office:value-type="float" office:value="1879736.11565747">
            <text:p>1879736,11565747</text:p>
          </table:table-cell>
          <table:table-cell table:formula="of:=([.B4]-[.AA4])^2" office:value-type="float" office:value="7702499394.88866">
            <text:p>7702499394,88866</text:p>
          </table:table-cell>
        </table:table-row>
        <table:table-row table:style-name="ro1">
          <table:table-cell table:style-name="ce2" office:value-type="float" office:value="1996.4">
            <text:p>1996,4</text:p>
          </table:table-cell>
          <table:table-cell office:value-type="float" office:value="1424400">
            <text:p>1424400</text:p>
          </table:table-cell>
          <table:table-cell office:value-type="float" office:value="10323">
            <text:p>10323,00</text:p>
          </table:table-cell>
          <table:table-cell table:formula="of:=(0.5*[.B3]+[.B4]+[.B5]+[.B6]+0.5*[.B7])/4" office:value-type="float" office:value="1622762.5">
            <text:p>1622762,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E5] * [.B5]" office:value-type="float" office:value="0">
            <text:p>0</text:p>
          </table:table-cell>
          <table:table-cell table:formula="of:=[.F5] * [.B5]" office:value-type="float" office:value="0">
            <text:p>0</text:p>
          </table:table-cell>
          <table:table-cell table:formula="of:=[.G5] * [.B5]" office:value-type="float" office:value="0">
            <text:p>0</text:p>
          </table:table-cell>
          <table:table-cell table:formula="of:=[.H5] * [.B5]" office:value-type="float" office:value="1424400">
            <text:p>1424400</text:p>
          </table:table-cell>
          <table:table-cell table:formula="of:=([.D5]-[.B5])*([.D5]-[.B5])" office:value-type="float" office:value="39347681406.25">
            <text:p>39347681406,25</text:p>
          </table:table-cell>
          <table:table-cell office:value-type="float" office:value="4">
            <text:p>4</text:p>
          </table:table-cell>
          <table:table-cell table:formula="of:=([.N5] - [.$C$52])^2" office:value-type="float" office:value="156.25">
            <text:p>156,25</text:p>
          </table:table-cell>
          <table:table-cell table:formula="of:=([.B5] - [.$C$53])^2" office:value-type="float" office:value="67371069150.3906">
            <text:p>67371069150,3906</text:p>
          </table:table-cell>
          <table:table-cell table:formula="of:=([.N5] - [.$C$52])*([.B5] - [.$C$53])" office:value-type="float" office:value="3244492.1875">
            <text:p>3244492,1875</text:p>
          </table:table-cell>
          <table:table-cell table:formula="of:=[.N5]*[.N5]" office:value-type="float" office:value="16">
            <text:p>16</text:p>
          </table:table-cell>
          <table:table-cell table:formula="of:=[.$C$57] + [.$C$56] * [.N5]" office:value-type="float" office:value="1614179.0872434">
            <text:p>1614179,0872434</text:p>
          </table:table-cell>
          <table:table-cell table:formula="of:=([.B5] -[.S5])^2" office:value-type="float" office:value="36016101954.9388">
            <text:p>36016101954,9388</text:p>
          </table:table-cell>
          <table:table-cell table:formula="of:=[.B5]/[.S5]" office:value-type="float" office:value="0.88242996781262">
            <text:p>0,8824299678</text:p>
          </table:table-cell>
          <table:table-cell table:formula="of:=[.E5]*[.U5]" office:value-type="float" office:value="0">
            <text:p>0</text:p>
          </table:table-cell>
          <table:table-cell table:formula="of:=[.F5]*[.U5]" office:value-type="float" office:value="0">
            <text:p>0</text:p>
          </table:table-cell>
          <table:table-cell table:formula="of:=[.G5]*[.U5]" office:value-type="float" office:value="0">
            <text:p>0</text:p>
          </table:table-cell>
          <table:table-cell table:formula="of:=[.H5]*[.U5]" office:value-type="float" office:value="0.88242996781262">
            <text:p>0,8824299678</text:p>
          </table:table-cell>
          <table:table-cell table:formula="of:=[.$Y$40]" office:value-type="float" office:value="0.897661353981506">
            <text:p>0,897661354</text:p>
          </table:table-cell>
          <table:table-cell table:formula="of:=[.S5]*[.Z5]" office:value-type="float" office:value="1448986.18502354">
            <text:p>1448986,18502354</text:p>
          </table:table-cell>
          <table:table-cell table:formula="of:=([.B5]-[.AA5])^2" office:value-type="float" office:value="604480494.011957">
            <text:p>604480494,011957</text:p>
          </table:table-cell>
        </table:table-row>
        <table:table-row table:style-name="ro1">
          <table:table-cell table:style-name="ce2" office:value-type="float" office:value="1997.1">
            <text:p>1997,1</text:p>
          </table:table-cell>
          <table:table-cell office:value-type="float" office:value="1308300">
            <text:p>1308300</text:p>
          </table:table-cell>
          <table:table-cell office:value-type="float" office:value="10512">
            <text:p>10512,00</text:p>
          </table:table-cell>
          <table:table-cell table:formula="of:=(0.5*[.B4]+[.B5]+[.B6]+[.B7]+0.5*[.B8])/4" office:value-type="float" office:value="1654375">
            <text:p>16543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E6] * [.B6]" office:value-type="float" office:value="1308300">
            <text:p>1308300</text:p>
          </table:table-cell>
          <table:table-cell table:formula="of:=[.F6] * [.B6]" office:value-type="float" office:value="0">
            <text:p>0</text:p>
          </table:table-cell>
          <table:table-cell table:formula="of:=[.G6] * [.B6]" office:value-type="float" office:value="0">
            <text:p>0</text:p>
          </table:table-cell>
          <table:table-cell table:formula="of:=[.H6] * [.B6]" office:value-type="float" office:value="0">
            <text:p>0</text:p>
          </table:table-cell>
          <table:table-cell table:formula="of:=([.D6]-[.B6])*([.D6]-[.B6])" office:value-type="float" office:value="119767905625">
            <text:p>119767905625</text:p>
          </table:table-cell>
          <table:table-cell office:value-type="float" office:value="5">
            <text:p>5</text:p>
          </table:table-cell>
          <table:table-cell table:formula="of:=([.N6] - [.$C$52])^2" office:value-type="float" office:value="132.25">
            <text:p>132,25</text:p>
          </table:table-cell>
          <table:table-cell table:formula="of:=([.B6] - [.$C$53])^2" office:value-type="float" office:value="141119966025.391">
            <text:p>141119966025,391</text:p>
          </table:table-cell>
          <table:table-cell table:formula="of:=([.N6] - [.$C$52])*([.B6] - [.$C$53])" office:value-type="float" office:value="4320082.8125">
            <text:p>4320082,8125</text:p>
          </table:table-cell>
          <table:table-cell table:formula="of:=[.N6]*[.N6]" office:value-type="float" office:value="25">
            <text:p>25</text:p>
          </table:table-cell>
          <table:table-cell table:formula="of:=[.$C$57] + [.$C$56] * [.N6]" office:value-type="float" office:value="1619761.51026393">
            <text:p>1619761,51026393</text:p>
          </table:table-cell>
          <table:table-cell table:formula="of:=([.B6] -[.S6])^2" office:value-type="float" office:value="97008272375.8879">
            <text:p>97008272375,8879</text:p>
          </table:table-cell>
          <table:table-cell table:formula="of:=[.B6]/[.S6]" office:value-type="float" office:value="0.807711500557154">
            <text:p>0,8077115006</text:p>
          </table:table-cell>
          <table:table-cell table:formula="of:=[.E6]*[.U6]" office:value-type="float" office:value="0.807711500557154">
            <text:p>0,8077115006</text:p>
          </table:table-cell>
          <table:table-cell table:formula="of:=[.F6]*[.U6]" office:value-type="float" office:value="0">
            <text:p>0</text:p>
          </table:table-cell>
          <table:table-cell table:formula="of:=[.G6]*[.U6]" office:value-type="float" office:value="0">
            <text:p>0</text:p>
          </table:table-cell>
          <table:table-cell table:formula="of:=[.H6]*[.U6]" office:value-type="float" office:value="0">
            <text:p>0</text:p>
          </table:table-cell>
          <table:table-cell table:formula="of:=[.$V$40]" office:value-type="float" office:value="0.827387358518111">
            <text:p>0,8273873585</text:p>
          </table:table-cell>
          <table:table-cell table:formula="of:=[.S6]*[.Z6]" office:value-type="float" office:value="1340170.19740658">
            <text:p>1340170,19740658</text:p>
          </table:table-cell>
          <table:table-cell table:formula="of:=([.B6]-[.AA6])^2" office:value-type="float" office:value="1015709482.73436">
            <text:p>1015709482,73436</text:p>
          </table:table-cell>
        </table:table-row>
        <table:table-row table:style-name="ro1">
          <table:table-cell table:style-name="ce2" office:value-type="float" office:value="1997.2">
            <text:p>1997,2</text:p>
          </table:table-cell>
          <table:table-cell office:value-type="float" office:value="1874800">
            <text:p>1874800</text:p>
          </table:table-cell>
          <table:table-cell office:value-type="float" office:value="10515">
            <text:p>10515,00</text:p>
          </table:table-cell>
          <table:table-cell table:formula="of:=(0.5*[.B5]+[.B6]+[.B7]+[.B8]+0.5*[.B9])/4" office:value-type="float" office:value="1678775">
            <text:p>16787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E7] * [.B7]" office:value-type="float" office:value="0">
            <text:p>0</text:p>
          </table:table-cell>
          <table:table-cell table:formula="of:=[.F7] * [.B7]" office:value-type="float" office:value="1874800">
            <text:p>1874800</text:p>
          </table:table-cell>
          <table:table-cell table:formula="of:=[.G7] * [.B7]" office:value-type="float" office:value="0">
            <text:p>0</text:p>
          </table:table-cell>
          <table:table-cell table:formula="of:=[.H7] * [.B7]" office:value-type="float" office:value="0">
            <text:p>0</text:p>
          </table:table-cell>
          <table:table-cell table:formula="of:=([.D7]-[.B7])*([.D7]-[.B7])" office:value-type="float" office:value="38425800625">
            <text:p>38425800625</text:p>
          </table:table-cell>
          <table:table-cell office:value-type="float" office:value="6">
            <text:p>6</text:p>
          </table:table-cell>
          <table:table-cell table:formula="of:=([.N7] - [.$C$52])^2" office:value-type="float" office:value="110.25">
            <text:p>110,25</text:p>
          </table:table-cell>
          <table:table-cell table:formula="of:=([.B7] - [.$C$53])^2" office:value-type="float" office:value="36420144150.3906">
            <text:p>36420144150,3906</text:p>
          </table:table-cell>
          <table:table-cell table:formula="of:=([.N7] - [.$C$52])*([.B7] - [.$C$53])" office:value-type="float" office:value="-2003826.5625">
            <text:p>-2003826,5625</text:p>
          </table:table-cell>
          <table:table-cell table:formula="of:=[.N7]*[.N7]" office:value-type="float" office:value="36">
            <text:p>36</text:p>
          </table:table-cell>
          <table:table-cell table:formula="of:=[.$C$57] + [.$C$56] * [.N7]" office:value-type="float" office:value="1625343.93328446">
            <text:p>1625343,93328446</text:p>
          </table:table-cell>
          <table:table-cell table:formula="of:=([.B7] -[.S7])^2" office:value-type="float" office:value="62228329221.1892">
            <text:p>62228329221,1892</text:p>
          </table:table-cell>
          <table:table-cell table:formula="of:=[.B7]/[.S7]" office:value-type="float" office:value="1.15347894166095">
            <text:p>1,1534789417</text:p>
          </table:table-cell>
          <table:table-cell table:formula="of:=[.E7]*[.U7]" office:value-type="float" office:value="0">
            <text:p>0</text:p>
          </table:table-cell>
          <table:table-cell table:formula="of:=[.F7]*[.U7]" office:value-type="float" office:value="1.15347894166095">
            <text:p>1,1534789417</text:p>
          </table:table-cell>
          <table:table-cell table:formula="of:=[.G7]*[.U7]" office:value-type="float" office:value="0">
            <text:p>0</text:p>
          </table:table-cell>
          <table:table-cell table:formula="of:=[.H7]*[.U7]" office:value-type="float" office:value="0">
            <text:p>0</text:p>
          </table:table-cell>
          <table:table-cell table:formula="of:=[.$W$40]" office:value-type="float" office:value="1.1063947702173">
            <text:p>1,1063947702</text:p>
          </table:table-cell>
          <table:table-cell table:formula="of:=[.S7]*[.Z7]" office:value-type="float" office:value="1798272.02759033">
            <text:p>1798272,02759033</text:p>
          </table:table-cell>
          <table:table-cell table:formula="of:=([.B7]-[.AA7])^2" office:value-type="float" office:value="5856530561.13479">
            <text:p>5856530561,13479</text:p>
          </table:table-cell>
        </table:table-row>
        <table:table-row table:style-name="ro1">
          <table:table-cell table:style-name="ce2" office:value-type="float" office:value="1997.3">
            <text:p>1997,3</text:p>
          </table:table-cell>
          <table:table-cell office:value-type="float" office:value="2052500">
            <text:p>2052500</text:p>
          </table:table-cell>
          <table:table-cell office:value-type="float" office:value="10492">
            <text:p>10492,00</text:p>
          </table:table-cell>
          <table:table-cell table:formula="of:=(0.5*[.B6]+[.B7]+[.B8]+[.B9]+0.5*[.B10])/4" office:value-type="float" office:value="1706312.5">
            <text:p>1706312,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8] * [.B8]" office:value-type="float" office:value="0">
            <text:p>0</text:p>
          </table:table-cell>
          <table:table-cell table:formula="of:=[.F8] * [.B8]" office:value-type="float" office:value="0">
            <text:p>0</text:p>
          </table:table-cell>
          <table:table-cell table:formula="of:=[.G8] * [.B8]" office:value-type="float" office:value="2052500">
            <text:p>2052500</text:p>
          </table:table-cell>
          <table:table-cell table:formula="of:=[.H8] * [.B8]" office:value-type="float" office:value="0">
            <text:p>0</text:p>
          </table:table-cell>
          <table:table-cell table:formula="of:=([.D8]-[.B8])*([.D8]-[.B8])" office:value-type="float" office:value="119845785156.25">
            <text:p>119845785156,25</text:p>
          </table:table-cell>
          <table:table-cell office:value-type="float" office:value="7">
            <text:p>7</text:p>
          </table:table-cell>
          <table:table-cell table:formula="of:=([.N8] - [.$C$52])^2" office:value-type="float" office:value="90.25">
            <text:p>90,25</text:p>
          </table:table-cell>
          <table:table-cell table:formula="of:=([.B8] - [.$C$53])^2" office:value-type="float" office:value="135822192275.391">
            <text:p>135822192275,391</text:p>
          </table:table-cell>
          <table:table-cell table:formula="of:=([.N8] - [.$C$52])*([.B8] - [.$C$53])" office:value-type="float" office:value="-3501135.9375">
            <text:p>-3501135,9375</text:p>
          </table:table-cell>
          <table:table-cell table:formula="of:=[.N8]*[.N8]" office:value-type="float" office:value="49">
            <text:p>49</text:p>
          </table:table-cell>
          <table:table-cell table:formula="of:=[.$C$57] + [.$C$56] * [.N8]" office:value-type="float" office:value="1630926.35630499">
            <text:p>1630926,35630499</text:p>
          </table:table-cell>
          <table:table-cell table:formula="of:=([.B8] -[.S8])^2" office:value-type="float" office:value="177724337058.291">
            <text:p>177724337058,291</text:p>
          </table:table-cell>
          <table:table-cell table:formula="of:=[.B8]/[.S8]" office:value-type="float" office:value="1.25848723461072">
            <text:p>1,2584872346</text:p>
          </table:table-cell>
          <table:table-cell table:formula="of:=[.E8]*[.U8]" office:value-type="float" office:value="0">
            <text:p>0</text:p>
          </table:table-cell>
          <table:table-cell table:formula="of:=[.F8]*[.U8]" office:value-type="float" office:value="0">
            <text:p>0</text:p>
          </table:table-cell>
          <table:table-cell table:formula="of:=[.G8]*[.U8]" office:value-type="float" office:value="1.25848723461072">
            <text:p>1,2584872346</text:p>
          </table:table-cell>
          <table:table-cell table:formula="of:=[.H8]*[.U8]" office:value-type="float" office:value="0">
            <text:p>0</text:p>
          </table:table-cell>
          <table:table-cell table:formula="of:=[.$X$40]" office:value-type="float" office:value="1.16855651728309">
            <text:p>1,1685565173</text:p>
          </table:table-cell>
          <table:table-cell table:formula="of:=[.S8]*[.Z8]" office:value-type="float" office:value="1905829.62286895">
            <text:p>1905829,62286895</text:p>
          </table:table-cell>
          <table:table-cell table:formula="of:=([.B8]-[.AA8])^2" office:value-type="float" office:value="21512199527.7651">
            <text:p>21512199527,7651</text:p>
          </table:table-cell>
        </table:table-row>
        <table:table-row table:style-name="ro1">
          <table:table-cell table:style-name="ce2" office:value-type="float" office:value="1997.4">
            <text:p>1997,4</text:p>
          </table:table-cell>
          <table:table-cell office:value-type="float" office:value="1534600">
            <text:p>1534600</text:p>
          </table:table-cell>
          <table:table-cell office:value-type="float" office:value="10493">
            <text:p>10493,00</text:p>
          </table:table-cell>
          <table:table-cell table:formula="of:=(0.5*[.B7]+[.B8]+[.B9]+[.B10]+0.5*[.B11])/4" office:value-type="float" office:value="1733487.5">
            <text:p>1733487,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E9] * [.B9]" office:value-type="float" office:value="0">
            <text:p>0</text:p>
          </table:table-cell>
          <table:table-cell table:formula="of:=[.F9] * [.B9]" office:value-type="float" office:value="0">
            <text:p>0</text:p>
          </table:table-cell>
          <table:table-cell table:formula="of:=[.G9] * [.B9]" office:value-type="float" office:value="0">
            <text:p>0</text:p>
          </table:table-cell>
          <table:table-cell table:formula="of:=[.H9] * [.B9]" office:value-type="float" office:value="1534600">
            <text:p>1534600</text:p>
          </table:table-cell>
          <table:table-cell table:formula="of:=([.D9]-[.B9])*([.D9]-[.B9])" office:value-type="float" office:value="39556237656.25">
            <text:p>39556237656,25</text:p>
          </table:table-cell>
          <table:table-cell office:value-type="float" office:value="8">
            <text:p>8</text:p>
          </table:table-cell>
          <table:table-cell table:formula="of:=([.N9] - [.$C$52])^2" office:value-type="float" office:value="72.25">
            <text:p>72,25</text:p>
          </table:table-cell>
          <table:table-cell table:formula="of:=([.B9] - [.$C$53])^2" office:value-type="float" office:value="22308222900.3906">
            <text:p>22308222900,3906</text:p>
          </table:table-cell>
          <table:table-cell table:formula="of:=([.N9] - [.$C$52])*([.B9] - [.$C$53])" office:value-type="float" office:value="1269554.6875">
            <text:p>1269554,6875</text:p>
          </table:table-cell>
          <table:table-cell table:formula="of:=[.N9]*[.N9]" office:value-type="float" office:value="64">
            <text:p>64</text:p>
          </table:table-cell>
          <table:table-cell table:formula="of:=[.$C$57] + [.$C$56] * [.N9]" office:value-type="float" office:value="1636508.77932551">
            <text:p>1636508,77932551</text:p>
          </table:table-cell>
          <table:table-cell table:formula="of:=([.B9] -[.S9])^2" office:value-type="float" office:value="10385399303.6162">
            <text:p>10385399303,6162</text:p>
          </table:table-cell>
          <table:table-cell table:formula="of:=[.B9]/[.S9]" office:value-type="float" office:value="0.93772793607162">
            <text:p>0,9377279361</text:p>
          </table:table-cell>
          <table:table-cell table:formula="of:=[.E9]*[.U9]" office:value-type="float" office:value="0">
            <text:p>0</text:p>
          </table:table-cell>
          <table:table-cell table:formula="of:=[.F9]*[.U9]" office:value-type="float" office:value="0">
            <text:p>0</text:p>
          </table:table-cell>
          <table:table-cell table:formula="of:=[.G9]*[.U9]" office:value-type="float" office:value="0">
            <text:p>0</text:p>
          </table:table-cell>
          <table:table-cell table:formula="of:=[.H9]*[.U9]" office:value-type="float" office:value="0.93772793607162">
            <text:p>0,9377279361</text:p>
          </table:table-cell>
          <table:table-cell table:formula="of:=[.$Y$40]" office:value-type="float" office:value="0.897661353981506">
            <text:p>0,897661354</text:p>
          </table:table-cell>
          <table:table-cell table:formula="of:=[.S9]*[.Z9]" office:value-type="float" office:value="1469030.68665196">
            <text:p>1469030,68665196</text:p>
          </table:table-cell>
          <table:table-cell table:formula="of:=([.B9]-[.AA9])^2" office:value-type="float" office:value="4299334852.93309">
            <text:p>4299334852,93309</text:p>
          </table:table-cell>
        </table:table-row>
        <table:table-row table:style-name="ro1">
          <table:table-cell table:style-name="ce2" office:value-type="float" office:value="1998.1">
            <text:p>1998,1</text:p>
          </table:table-cell>
          <table:table-cell office:value-type="float" office:value="1418400">
            <text:p>1418400</text:p>
          </table:table-cell>
          <table:table-cell office:value-type="float" office:value="10534">
            <text:p>10534,00</text:p>
          </table:table-cell>
          <table:table-cell table:formula="of:=(0.5*[.B8]+[.B9]+[.B10]+[.B11]+0.5*[.B12])/4" office:value-type="float" office:value="1753412.5">
            <text:p>1753412,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E10] * [.B10]" office:value-type="float" office:value="1418400">
            <text:p>1418400</text:p>
          </table:table-cell>
          <table:table-cell table:formula="of:=[.F10] * [.B10]" office:value-type="float" office:value="0">
            <text:p>0</text:p>
          </table:table-cell>
          <table:table-cell table:formula="of:=[.G10] * [.B10]" office:value-type="float" office:value="0">
            <text:p>0</text:p>
          </table:table-cell>
          <table:table-cell table:formula="of:=[.H10] * [.B10]" office:value-type="float" office:value="0">
            <text:p>0</text:p>
          </table:table-cell>
          <table:table-cell table:formula="of:=([.D10]-[.B10])*([.D10]-[.B10])" office:value-type="float" office:value="112233375156.25">
            <text:p>112233375156,25</text:p>
          </table:table-cell>
          <table:table-cell office:value-type="float" office:value="9">
            <text:p>9</text:p>
          </table:table-cell>
          <table:table-cell table:formula="of:=([.N10] - [.$C$52])^2" office:value-type="float" office:value="56.25">
            <text:p>56,25</text:p>
          </table:table-cell>
          <table:table-cell table:formula="of:=([.B10] - [.$C$53])^2" office:value-type="float" office:value="70521781650.3906">
            <text:p>70521781650,3906</text:p>
          </table:table-cell>
          <table:table-cell table:formula="of:=([.N10] - [.$C$52])*([.B10] - [.$C$53])" office:value-type="float" office:value="1991695.3125">
            <text:p>1991695,3125</text:p>
          </table:table-cell>
          <table:table-cell table:formula="of:=[.N10]*[.N10]" office:value-type="float" office:value="81">
            <text:p>81</text:p>
          </table:table-cell>
          <table:table-cell table:formula="of:=[.$C$57] + [.$C$56] * [.N10]" office:value-type="float" office:value="1642091.20234604">
            <text:p>1642091,20234604</text:p>
          </table:table-cell>
          <table:table-cell table:formula="of:=([.B10] -[.S10])^2" office:value-type="float" office:value="50037754007.0175">
            <text:p>50037754007,0175</text:p>
          </table:table-cell>
          <table:table-cell table:formula="of:=[.B10]/[.S10]" office:value-type="float" office:value="0.863776627006797">
            <text:p>0,863776627</text:p>
          </table:table-cell>
          <table:table-cell table:formula="of:=[.E10]*[.U10]" office:value-type="float" office:value="0.863776627006797">
            <text:p>0,863776627</text:p>
          </table:table-cell>
          <table:table-cell table:formula="of:=[.F10]*[.U10]" office:value-type="float" office:value="0">
            <text:p>0</text:p>
          </table:table-cell>
          <table:table-cell table:formula="of:=[.G10]*[.U10]" office:value-type="float" office:value="0">
            <text:p>0</text:p>
          </table:table-cell>
          <table:table-cell table:formula="of:=[.H10]*[.U10]" office:value-type="float" office:value="0">
            <text:p>0</text:p>
          </table:table-cell>
          <table:table-cell table:formula="of:=[.$V$40]" office:value-type="float" office:value="0.827387358518111">
            <text:p>0,8273873585</text:p>
          </table:table-cell>
          <table:table-cell table:formula="of:=[.S10]*[.Z10]" office:value-type="float" office:value="1358645.50235492">
            <text:p>1358645,50235492</text:p>
          </table:table-cell>
          <table:table-cell table:formula="of:=([.B10]-[.AA10])^2" office:value-type="float" office:value="3570599988.8158">
            <text:p>3570599988,8158</text:p>
          </table:table-cell>
        </table:table-row>
        <table:table-row table:style-name="ro1">
          <table:table-cell table:style-name="ce2" office:value-type="float" office:value="1998.2">
            <text:p>1998,2</text:p>
          </table:table-cell>
          <table:table-cell office:value-type="float" office:value="1982100">
            <text:p>1982100</text:p>
          </table:table-cell>
          <table:table-cell office:value-type="float" office:value="10610.6666666667">
            <text:p>10610,67</text:p>
          </table:table-cell>
          <table:table-cell table:formula="of:=(0.5*[.B9]+[.B10]+[.B11]+[.B12]+0.5*[.B13])/4" office:value-type="float" office:value="1756337.5">
            <text:p>1756337,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E11] * [.B11]" office:value-type="float" office:value="0">
            <text:p>0</text:p>
          </table:table-cell>
          <table:table-cell table:formula="of:=[.F11] * [.B11]" office:value-type="float" office:value="1982100">
            <text:p>1982100</text:p>
          </table:table-cell>
          <table:table-cell table:formula="of:=[.G11] * [.B11]" office:value-type="float" office:value="0">
            <text:p>0</text:p>
          </table:table-cell>
          <table:table-cell table:formula="of:=[.H11] * [.B11]" office:value-type="float" office:value="0">
            <text:p>0</text:p>
          </table:table-cell>
          <table:table-cell table:formula="of:=([.D11]-[.B11])*([.D11]-[.B11])" office:value-type="float" office:value="50968706406.25">
            <text:p>50968706406,25</text:p>
          </table:table-cell>
          <table:table-cell office:value-type="float" office:value="10">
            <text:p>10</text:p>
          </table:table-cell>
          <table:table-cell table:formula="of:=([.N11] - [.$C$52])^2" office:value-type="float" office:value="42.25">
            <text:p>42,25</text:p>
          </table:table-cell>
          <table:table-cell table:formula="of:=([.B11] - [.$C$53])^2" office:value-type="float" office:value="88887832275.3906">
            <text:p>88887832275,3906</text:p>
          </table:table-cell>
          <table:table-cell table:formula="of:=([.N11] - [.$C$52])*([.B11] - [.$C$53])" office:value-type="float" office:value="-1937914.0625">
            <text:p>-1937914,0625</text:p>
          </table:table-cell>
          <table:table-cell table:formula="of:=[.N11]*[.N11]" office:value-type="float" office:value="100">
            <text:p>100</text:p>
          </table:table-cell>
          <table:table-cell table:formula="of:=[.$C$57] + [.$C$56] * [.N11]" office:value-type="float" office:value="1647673.62536657">
            <text:p>1647673,62536657</text:p>
          </table:table-cell>
          <table:table-cell table:formula="of:=([.B11] -[.S11])^2" office:value-type="float" office:value="111841000050.46">
            <text:p>111841000050,46</text:p>
          </table:table-cell>
          <table:table-cell table:formula="of:=[.B11]/[.S11]" office:value-type="float" office:value="1.20296882191036">
            <text:p>1,2029688219</text:p>
          </table:table-cell>
          <table:table-cell table:formula="of:=[.E11]*[.U11]" office:value-type="float" office:value="0">
            <text:p>0</text:p>
          </table:table-cell>
          <table:table-cell table:formula="of:=[.F11]*[.U11]" office:value-type="float" office:value="1.20296882191036">
            <text:p>1,2029688219</text:p>
          </table:table-cell>
          <table:table-cell table:formula="of:=[.G11]*[.U11]" office:value-type="float" office:value="0">
            <text:p>0</text:p>
          </table:table-cell>
          <table:table-cell table:formula="of:=[.H11]*[.U11]" office:value-type="float" office:value="0">
            <text:p>0</text:p>
          </table:table-cell>
          <table:table-cell table:formula="of:=[.$W$40]" office:value-type="float" office:value="1.1063947702173">
            <text:p>1,1063947702</text:p>
          </table:table-cell>
          <table:table-cell table:formula="of:=[.S11]*[.Z11]" office:value-type="float" office:value="1822977.48213054">
            <text:p>1822977,48213054</text:p>
          </table:table-cell>
          <table:table-cell table:formula="of:=([.B11]-[.AA11])^2" office:value-type="float" office:value="25319975693.1155">
            <text:p>25319975693,1155</text:p>
          </table:table-cell>
        </table:table-row>
        <table:table-row table:style-name="ro1">
          <table:table-cell table:style-name="ce2" office:value-type="float" office:value="1998.3">
            <text:p>1998,3</text:p>
          </table:table-cell>
          <table:table-cell office:value-type="float" office:value="2104600">
            <text:p>2104600</text:p>
          </table:table-cell>
          <table:table-cell office:value-type="float" office:value="10555">
            <text:p>10555,00</text:p>
          </table:table-cell>
          <table:table-cell table:formula="of:=(0.5*[.B10]+[.B11]+[.B12]+[.B13]+0.5*[.B14])/4" office:value-type="float" office:value="1741187.5">
            <text:p>1741187,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2] * [.B12]" office:value-type="float" office:value="0">
            <text:p>0</text:p>
          </table:table-cell>
          <table:table-cell table:formula="of:=[.F12] * [.B12]" office:value-type="float" office:value="0">
            <text:p>0</text:p>
          </table:table-cell>
          <table:table-cell table:formula="of:=[.G12] * [.B12]" office:value-type="float" office:value="2104600">
            <text:p>2104600</text:p>
          </table:table-cell>
          <table:table-cell table:formula="of:=[.H12] * [.B12]" office:value-type="float" office:value="0">
            <text:p>0</text:p>
          </table:table-cell>
          <table:table-cell table:formula="of:=([.D12]-[.B12])*([.D12]-[.B12])" office:value-type="float" office:value="132068645156.25">
            <text:p>132068645156,25</text:p>
          </table:table-cell>
          <table:table-cell office:value-type="float" office:value="11">
            <text:p>11</text:p>
          </table:table-cell>
          <table:table-cell table:formula="of:=([.N12] - [.$C$52])^2" office:value-type="float" office:value="30.25">
            <text:p>30,25</text:p>
          </table:table-cell>
          <table:table-cell table:formula="of:=([.B12] - [.$C$53])^2" office:value-type="float" office:value="176938535400.391">
            <text:p>176938535400,391</text:p>
          </table:table-cell>
          <table:table-cell table:formula="of:=([.N12] - [.$C$52])*([.B12] - [.$C$53])" office:value-type="float" office:value="-2313523.4375">
            <text:p>-2313523,4375</text:p>
          </table:table-cell>
          <table:table-cell table:formula="of:=[.N12]*[.N12]" office:value-type="float" office:value="121">
            <text:p>121</text:p>
          </table:table-cell>
          <table:table-cell table:formula="of:=[.$C$57] + [.$C$56] * [.N12]" office:value-type="float" office:value="1653256.0483871">
            <text:p>1653256,0483871</text:p>
          </table:table-cell>
          <table:table-cell table:formula="of:=([.B12] -[.S12])^2" office:value-type="float" office:value="203711362657.551">
            <text:p>203711362657,551</text:p>
          </table:table-cell>
          <table:table-cell table:formula="of:=[.B12]/[.S12]" office:value-type="float" office:value="1.27300305482217">
            <text:p>1,2730030548</text:p>
          </table:table-cell>
          <table:table-cell table:formula="of:=[.E12]*[.U12]" office:value-type="float" office:value="0">
            <text:p>0</text:p>
          </table:table-cell>
          <table:table-cell table:formula="of:=[.F12]*[.U12]" office:value-type="float" office:value="0">
            <text:p>0</text:p>
          </table:table-cell>
          <table:table-cell table:formula="of:=[.G12]*[.U12]" office:value-type="float" office:value="1.27300305482217">
            <text:p>1,2730030548</text:p>
          </table:table-cell>
          <table:table-cell table:formula="of:=[.H12]*[.U12]" office:value-type="float" office:value="0">
            <text:p>0</text:p>
          </table:table-cell>
          <table:table-cell table:formula="of:=[.$X$40]" office:value-type="float" office:value="1.16855651728309">
            <text:p>1,1685565173</text:p>
          </table:table-cell>
          <table:table-cell table:formula="of:=[.S12]*[.Z12]" office:value-type="float" office:value="1931923.13008042">
            <text:p>1931923,13008042</text:p>
          </table:table-cell>
          <table:table-cell table:formula="of:=([.B12]-[.AA12])^2" office:value-type="float" office:value="29817301405.2223">
            <text:p>29817301405,2223</text:p>
          </table:table-cell>
        </table:table-row>
        <table:table-row table:style-name="ro1">
          <table:table-cell table:style-name="ce2" office:value-type="float" office:value="1998.4">
            <text:p>1998,4</text:p>
          </table:table-cell>
          <table:table-cell office:value-type="float" office:value="1505900">
            <text:p>1505900</text:p>
          </table:table-cell>
          <table:table-cell office:value-type="float" office:value="10436.6666666667">
            <text:p>10436,67</text:p>
          </table:table-cell>
          <table:table-cell table:formula="of:=(0.5*[.B11]+[.B12]+[.B13]+[.B14]+0.5*[.B15])/4" office:value-type="float" office:value="1704887.5">
            <text:p>1704887,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E13] * [.B13]" office:value-type="float" office:value="0">
            <text:p>0</text:p>
          </table:table-cell>
          <table:table-cell table:formula="of:=[.F13] * [.B13]" office:value-type="float" office:value="0">
            <text:p>0</text:p>
          </table:table-cell>
          <table:table-cell table:formula="of:=[.G13] * [.B13]" office:value-type="float" office:value="0">
            <text:p>0</text:p>
          </table:table-cell>
          <table:table-cell table:formula="of:=[.H13] * [.B13]" office:value-type="float" office:value="1505900">
            <text:p>1505900</text:p>
          </table:table-cell>
          <table:table-cell table:formula="of:=([.D13]-[.B13])*([.D13]-[.B13])" office:value-type="float" office:value="39596025156.25">
            <text:p>39596025156,25</text:p>
          </table:table-cell>
          <table:table-cell office:value-type="float" office:value="12">
            <text:p>12</text:p>
          </table:table-cell>
          <table:table-cell table:formula="of:=([.N13] - [.$C$52])^2" office:value-type="float" office:value="20.25">
            <text:p>20,25</text:p>
          </table:table-cell>
          <table:table-cell table:formula="of:=([.B13] - [.$C$53])^2" office:value-type="float" office:value="31705141025.3906">
            <text:p>31705141025,3906</text:p>
          </table:table-cell>
          <table:table-cell table:formula="of:=([.N13] - [.$C$52])*([.B13] - [.$C$53])" office:value-type="float" office:value="801267.1875">
            <text:p>801267,1875</text:p>
          </table:table-cell>
          <table:table-cell table:formula="of:=[.N13]*[.N13]" office:value-type="float" office:value="144">
            <text:p>144</text:p>
          </table:table-cell>
          <table:table-cell table:formula="of:=[.$C$57] + [.$C$56] * [.N13]" office:value-type="float" office:value="1658838.47140762">
            <text:p>1658838,47140762</text:p>
          </table:table-cell>
          <table:table-cell table:formula="of:=([.B13] -[.S13])^2" office:value-type="float" office:value="23390176036.5008">
            <text:p>23390176036,5008</text:p>
          </table:table-cell>
          <table:table-cell table:formula="of:=[.B13]/[.S13]" office:value-type="float" office:value="0.907803879615929">
            <text:p>0,9078038796</text:p>
          </table:table-cell>
          <table:table-cell table:formula="of:=[.E13]*[.U13]" office:value-type="float" office:value="0">
            <text:p>0</text:p>
          </table:table-cell>
          <table:table-cell table:formula="of:=[.F13]*[.U13]" office:value-type="float" office:value="0">
            <text:p>0</text:p>
          </table:table-cell>
          <table:table-cell table:formula="of:=[.G13]*[.U13]" office:value-type="float" office:value="0">
            <text:p>0</text:p>
          </table:table-cell>
          <table:table-cell table:formula="of:=[.H13]*[.U13]" office:value-type="float" office:value="0.907803879615929">
            <text:p>0,9078038796</text:p>
          </table:table-cell>
          <table:table-cell table:formula="of:=[.$Y$40]" office:value-type="float" office:value="0.897661353981506">
            <text:p>0,897661354</text:p>
          </table:table-cell>
          <table:table-cell table:formula="of:=[.S13]*[.Z13]" office:value-type="float" office:value="1489075.18828038">
            <text:p>1489075,18828038</text:p>
          </table:table-cell>
          <table:table-cell table:formula="of:=([.B13]-[.AA13])^2" office:value-type="float" office:value="283074289.400636">
            <text:p>283074289,400636</text:p>
          </table:table-cell>
        </table:table-row>
        <table:table-row table:style-name="ro1">
          <table:table-cell table:style-name="ce2" office:value-type="float" office:value="1999.1">
            <text:p>1999,1</text:p>
          </table:table-cell>
          <table:table-cell office:value-type="float" office:value="1325900">
            <text:p>1325900</text:p>
          </table:table-cell>
          <table:table-cell office:value-type="float" office:value="10359">
            <text:p>10359,00</text:p>
          </table:table-cell>
          <table:table-cell table:formula="of:=(0.5*[.B12]+[.B13]+[.B14]+[.B15]+0.5*[.B16])/4" office:value-type="float" office:value="1647500">
            <text:p>16475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E14] * [.B14]" office:value-type="float" office:value="1325900">
            <text:p>1325900</text:p>
          </table:table-cell>
          <table:table-cell table:formula="of:=[.F14] * [.B14]" office:value-type="float" office:value="0">
            <text:p>0</text:p>
          </table:table-cell>
          <table:table-cell table:formula="of:=[.G14] * [.B14]" office:value-type="float" office:value="0">
            <text:p>0</text:p>
          </table:table-cell>
          <table:table-cell table:formula="of:=[.H14] * [.B14]" office:value-type="float" office:value="0">
            <text:p>0</text:p>
          </table:table-cell>
          <table:table-cell table:formula="of:=([.D14]-[.B14])*([.D14]-[.B14])" office:value-type="float" office:value="103426560000">
            <text:p>103426560000</text:p>
          </table:table-cell>
          <table:table-cell office:value-type="float" office:value="13">
            <text:p>13</text:p>
          </table:table-cell>
          <table:table-cell table:formula="of:=([.N14] - [.$C$52])^2" office:value-type="float" office:value="12.25">
            <text:p>12,25</text:p>
          </table:table-cell>
          <table:table-cell table:formula="of:=([.B14] - [.$C$53])^2" office:value-type="float" office:value="128206516025.391">
            <text:p>128206516025,391</text:p>
          </table:table-cell>
          <table:table-cell table:formula="of:=([.N14] - [.$C$52])*([.B14] - [.$C$53])" office:value-type="float" office:value="1253207.8125">
            <text:p>1253207,8125</text:p>
          </table:table-cell>
          <table:table-cell table:formula="of:=[.N14]*[.N14]" office:value-type="float" office:value="169">
            <text:p>169</text:p>
          </table:table-cell>
          <table:table-cell table:formula="of:=[.$C$57] + [.$C$56] * [.N14]" office:value-type="float" office:value="1664420.89442815">
            <text:p>1664420,89442815</text:p>
          </table:table-cell>
          <table:table-cell table:formula="of:=([.B14] -[.S14])^2" office:value-type="float" office:value="114596395964.436">
            <text:p>114596395964,436</text:p>
          </table:table-cell>
          <table:table-cell table:formula="of:=[.B14]/[.S14]" office:value-type="float" office:value="0.796613407365053">
            <text:p>0,7966134074</text:p>
          </table:table-cell>
          <table:table-cell table:formula="of:=[.E14]*[.U14]" office:value-type="float" office:value="0.796613407365053">
            <text:p>0,7966134074</text:p>
          </table:table-cell>
          <table:table-cell table:formula="of:=[.F14]*[.U14]" office:value-type="float" office:value="0">
            <text:p>0</text:p>
          </table:table-cell>
          <table:table-cell table:formula="of:=[.G14]*[.U14]" office:value-type="float" office:value="0">
            <text:p>0</text:p>
          </table:table-cell>
          <table:table-cell table:formula="of:=[.H14]*[.U14]" office:value-type="float" office:value="0">
            <text:p>0</text:p>
          </table:table-cell>
          <table:table-cell table:formula="of:=[.$V$40]" office:value-type="float" office:value="0.827387358518111">
            <text:p>0,8273873585</text:p>
          </table:table-cell>
          <table:table-cell table:formula="of:=[.S14]*[.Z14]" office:value-type="float" office:value="1377120.80730326">
            <text:p>1377120,80730326</text:p>
          </table:table-cell>
          <table:table-cell table:formula="of:=([.B14]-[.AA14])^2" office:value-type="float" office:value="2623571100.79787">
            <text:p>2623571100,79787</text:p>
          </table:table-cell>
        </table:table-row>
        <table:table-row table:style-name="ro1">
          <table:table-cell table:style-name="ce2" office:value-type="float" office:value="1999.2">
            <text:p>1999,2</text:p>
          </table:table-cell>
          <table:table-cell office:value-type="float" office:value="1784200">
            <text:p>1784200</text:p>
          </table:table-cell>
          <table:table-cell office:value-type="float" office:value="10269">
            <text:p>10269,00</text:p>
          </table:table-cell>
          <table:table-cell table:formula="of:=(0.5*[.B13]+[.B14]+[.B15]+[.B16]+0.5*[.B17])/4" office:value-type="float" office:value="1597975">
            <text:p>15979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E15] * [.B15]" office:value-type="float" office:value="0">
            <text:p>0</text:p>
          </table:table-cell>
          <table:table-cell table:formula="of:=[.F15] * [.B15]" office:value-type="float" office:value="1784200">
            <text:p>1784200</text:p>
          </table:table-cell>
          <table:table-cell table:formula="of:=[.G15] * [.B15]" office:value-type="float" office:value="0">
            <text:p>0</text:p>
          </table:table-cell>
          <table:table-cell table:formula="of:=[.H15] * [.B15]" office:value-type="float" office:value="0">
            <text:p>0</text:p>
          </table:table-cell>
          <table:table-cell table:formula="of:=([.D15]-[.B15])*([.D15]-[.B15])" office:value-type="float" office:value="34679750625">
            <text:p>34679750625</text:p>
          </table:table-cell>
          <table:table-cell office:value-type="float" office:value="14">
            <text:p>14</text:p>
          </table:table-cell>
          <table:table-cell table:formula="of:=([.N15] - [.$C$52])^2" office:value-type="float" office:value="6.25">
            <text:p>6,25</text:p>
          </table:table-cell>
          <table:table-cell table:formula="of:=([.B15] - [.$C$53])^2" office:value-type="float" office:value="10048182900.3906">
            <text:p>10048182900,3906</text:p>
          </table:table-cell>
          <table:table-cell table:formula="of:=([.N15] - [.$C$52])*([.B15] - [.$C$53])" office:value-type="float" office:value="-250601.5625">
            <text:p>-250601,5625</text:p>
          </table:table-cell>
          <table:table-cell table:formula="of:=[.N15]*[.N15]" office:value-type="float" office:value="196">
            <text:p>196</text:p>
          </table:table-cell>
          <table:table-cell table:formula="of:=[.$C$57] + [.$C$56] * [.N15]" office:value-type="float" office:value="1670003.31744868">
            <text:p>1670003,31744868</text:p>
          </table:table-cell>
          <table:table-cell table:formula="of:=([.B15] -[.S15])^2" office:value-type="float" office:value="13040882305.7268">
            <text:p>13040882305,7268</text:p>
          </table:table-cell>
          <table:table-cell table:formula="of:=[.B15]/[.S15]" office:value-type="float" office:value="1.0683811111979">
            <text:p>1,0683811112</text:p>
          </table:table-cell>
          <table:table-cell table:formula="of:=[.E15]*[.U15]" office:value-type="float" office:value="0">
            <text:p>0</text:p>
          </table:table-cell>
          <table:table-cell table:formula="of:=[.F15]*[.U15]" office:value-type="float" office:value="1.0683811111979">
            <text:p>1,0683811112</text:p>
          </table:table-cell>
          <table:table-cell table:formula="of:=[.G15]*[.U15]" office:value-type="float" office:value="0">
            <text:p>0</text:p>
          </table:table-cell>
          <table:table-cell table:formula="of:=[.H15]*[.U15]" office:value-type="float" office:value="0">
            <text:p>0</text:p>
          </table:table-cell>
          <table:table-cell table:formula="of:=[.$W$40]" office:value-type="float" office:value="1.1063947702173">
            <text:p>1,1063947702</text:p>
          </table:table-cell>
          <table:table-cell table:formula="of:=[.S15]*[.Z15]" office:value-type="float" office:value="1847682.93667075">
            <text:p>1847682,93667075</text:p>
          </table:table-cell>
          <table:table-cell table:formula="of:=([.B15]-[.AA15])^2" office:value-type="float" office:value="4030083248.34301">
            <text:p>4030083248,34301</text:p>
          </table:table-cell>
        </table:table-row>
        <table:table-row table:style-name="ro1">
          <table:table-cell table:style-name="ce2" office:value-type="float" office:value="1999.3">
            <text:p>1999,3</text:p>
          </table:table-cell>
          <table:table-cell office:value-type="float" office:value="1843400">
            <text:p>1843400</text:p>
          </table:table-cell>
          <table:table-cell office:value-type="float" office:value="10130">
            <text:p>10130,00</text:p>
          </table:table-cell>
          <table:table-cell table:formula="of:=(0.5*[.B14]+[.B15]+[.B16]+[.B17]+0.5*[.B18])/4" office:value-type="float" office:value="1579175">
            <text:p>157917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6] * [.B16]" office:value-type="float" office:value="0">
            <text:p>0</text:p>
          </table:table-cell>
          <table:table-cell table:formula="of:=[.F16] * [.B16]" office:value-type="float" office:value="0">
            <text:p>0</text:p>
          </table:table-cell>
          <table:table-cell table:formula="of:=[.G16] * [.B16]" office:value-type="float" office:value="1843400">
            <text:p>1843400</text:p>
          </table:table-cell>
          <table:table-cell table:formula="of:=[.H16] * [.B16]" office:value-type="float" office:value="0">
            <text:p>0</text:p>
          </table:table-cell>
          <table:table-cell table:formula="of:=([.D16]-[.B16])*([.D16]-[.B16])" office:value-type="float" office:value="69814850625">
            <text:p>69814850625</text:p>
          </table:table-cell>
          <table:table-cell office:value-type="float" office:value="15">
            <text:p>15</text:p>
          </table:table-cell>
          <table:table-cell table:formula="of:=([.N16] - [.$C$52])^2" office:value-type="float" office:value="2.25">
            <text:p>2,25</text:p>
          </table:table-cell>
          <table:table-cell table:formula="of:=([.B16] - [.$C$53])^2" office:value-type="float" office:value="25421312900.3906">
            <text:p>25421312900,3906</text:p>
          </table:table-cell>
          <table:table-cell table:formula="of:=([.N16] - [.$C$52])*([.B16] - [.$C$53])" office:value-type="float" office:value="-239160.9375">
            <text:p>-239160,9375</text:p>
          </table:table-cell>
          <table:table-cell table:formula="of:=[.N16]*[.N16]" office:value-type="float" office:value="225">
            <text:p>225</text:p>
          </table:table-cell>
          <table:table-cell table:formula="of:=[.$C$57] + [.$C$56] * [.N16]" office:value-type="float" office:value="1675585.74046921">
            <text:p>1675585,74046921</text:p>
          </table:table-cell>
          <table:table-cell table:formula="of:=([.B16] -[.S16])^2" office:value-type="float" office:value="28161625701.8679">
            <text:p>28161625701,8679</text:p>
          </table:table-cell>
          <table:table-cell table:formula="of:=[.B16]/[.S16]" office:value-type="float" office:value="1.10015259468835">
            <text:p>1,1001525947</text:p>
          </table:table-cell>
          <table:table-cell table:formula="of:=[.E16]*[.U16]" office:value-type="float" office:value="0">
            <text:p>0</text:p>
          </table:table-cell>
          <table:table-cell table:formula="of:=[.F16]*[.U16]" office:value-type="float" office:value="0">
            <text:p>0</text:p>
          </table:table-cell>
          <table:table-cell table:formula="of:=[.G16]*[.U16]" office:value-type="float" office:value="1.10015259468835">
            <text:p>1,1001525947</text:p>
          </table:table-cell>
          <table:table-cell table:formula="of:=[.H16]*[.U16]" office:value-type="float" office:value="0">
            <text:p>0</text:p>
          </table:table-cell>
          <table:table-cell table:formula="of:=[.$X$40]" office:value-type="float" office:value="1.16855651728309">
            <text:p>1,1685565173</text:p>
          </table:table-cell>
          <table:table-cell table:formula="of:=[.S16]*[.Z16]" office:value-type="float" office:value="1958016.6372919">
            <text:p>1958016,6372919</text:p>
          </table:table-cell>
          <table:table-cell table:formula="of:=([.B16]-[.AA16])^2" office:value-type="float" office:value="13136973544.1028">
            <text:p>13136973544,1028</text:p>
          </table:table-cell>
        </table:table-row>
        <table:table-row table:style-name="ro1">
          <table:table-cell table:style-name="ce2" office:value-type="float" office:value="1999.4">
            <text:p>1999,4</text:p>
          </table:table-cell>
          <table:table-cell office:value-type="float" office:value="1370900">
            <text:p>1370900</text:p>
          </table:table-cell>
          <table:table-cell office:value-type="float" office:value="9928.33333333333">
            <text:p>9928,33</text:p>
          </table:table-cell>
          <table:table-cell table:formula="of:=(0.5*[.B15]+[.B16]+[.B17]+[.B18]+0.5*[.B19])/4" office:value-type="float" office:value="1571375">
            <text:p>157137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E17] * [.B17]" office:value-type="float" office:value="0">
            <text:p>0</text:p>
          </table:table-cell>
          <table:table-cell table:formula="of:=[.F17] * [.B17]" office:value-type="float" office:value="0">
            <text:p>0</text:p>
          </table:table-cell>
          <table:table-cell table:formula="of:=[.G17] * [.B17]" office:value-type="float" office:value="0">
            <text:p>0</text:p>
          </table:table-cell>
          <table:table-cell table:formula="of:=[.H17] * [.B17]" office:value-type="float" office:value="1370900">
            <text:p>1370900</text:p>
          </table:table-cell>
          <table:table-cell table:formula="of:=([.D17]-[.B17])*([.D17]-[.B17])" office:value-type="float" office:value="40190225625">
            <text:p>40190225625</text:p>
          </table:table-cell>
          <table:table-cell office:value-type="float" office:value="16">
            <text:p>16</text:p>
          </table:table-cell>
          <table:table-cell table:formula="of:=([.N17] - [.$C$52])^2" office:value-type="float" office:value="0.25">
            <text:p>0,25</text:p>
          </table:table-cell>
          <table:table-cell table:formula="of:=([.B17] - [.$C$53])^2" office:value-type="float" office:value="98006172275.3906">
            <text:p>98006172275,3906</text:p>
          </table:table-cell>
          <table:table-cell table:formula="of:=([.N17] - [.$C$52])*([.B17] - [.$C$53])" office:value-type="float" office:value="156529.6875">
            <text:p>156529,6875</text:p>
          </table:table-cell>
          <table:table-cell table:formula="of:=[.N17]*[.N17]" office:value-type="float" office:value="256">
            <text:p>256</text:p>
          </table:table-cell>
          <table:table-cell table:formula="of:=[.$C$57] + [.$C$56] * [.N17]" office:value-type="float" office:value="1681168.16348974">
            <text:p>1681168,16348974</text:p>
          </table:table-cell>
          <table:table-cell table:formula="of:=([.B17] -[.S17])^2" office:value-type="float" office:value="96266333275.2936">
            <text:p>96266333275,2936</text:p>
          </table:table-cell>
          <table:table-cell table:formula="of:=[.B17]/[.S17]" office:value-type="float" office:value="0.815444897049628">
            <text:p>0,815444897</text:p>
          </table:table-cell>
          <table:table-cell table:formula="of:=[.E17]*[.U17]" office:value-type="float" office:value="0">
            <text:p>0</text:p>
          </table:table-cell>
          <table:table-cell table:formula="of:=[.F17]*[.U17]" office:value-type="float" office:value="0">
            <text:p>0</text:p>
          </table:table-cell>
          <table:table-cell table:formula="of:=[.G17]*[.U17]" office:value-type="float" office:value="0">
            <text:p>0</text:p>
          </table:table-cell>
          <table:table-cell table:formula="of:=[.H17]*[.U17]" office:value-type="float" office:value="0.815444897049628">
            <text:p>0,815444897</text:p>
          </table:table-cell>
          <table:table-cell table:formula="of:=[.$Y$40]" office:value-type="float" office:value="0.897661353981506">
            <text:p>0,897661354</text:p>
          </table:table-cell>
          <table:table-cell table:formula="of:=[.S17]*[.Z17]" office:value-type="float" office:value="1509119.6899088">
            <text:p>1509119,6899088</text:p>
          </table:table-cell>
          <table:table-cell table:formula="of:=([.B17]-[.AA17])^2" office:value-type="float" office:value="19104682678.4846">
            <text:p>19104682678,4846</text:p>
          </table:table-cell>
        </table:table-row>
        <table:table-row table:style-name="ro1">
          <table:table-cell table:style-name="ce2" office:value-type="float" office:value="2000.1">
            <text:p>2000,1</text:p>
          </table:table-cell>
          <table:table-cell office:value-type="float" office:value="1310500">
            <text:p>1310500</text:p>
          </table:table-cell>
          <table:table-cell office:value-type="float" office:value="9690">
            <text:p>9690,00</text:p>
          </table:table-cell>
          <table:table-cell table:formula="of:=(0.5*[.B16]+[.B17]+[.B18]+[.B19]+0.5*[.B20])/4" office:value-type="float" office:value="1573112.5">
            <text:p>1573112,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E18] * [.B18]" office:value-type="float" office:value="1310500">
            <text:p>1310500</text:p>
          </table:table-cell>
          <table:table-cell table:formula="of:=[.F18] * [.B18]" office:value-type="float" office:value="0">
            <text:p>0</text:p>
          </table:table-cell>
          <table:table-cell table:formula="of:=[.G18] * [.B18]" office:value-type="float" office:value="0">
            <text:p>0</text:p>
          </table:table-cell>
          <table:table-cell table:formula="of:=[.H18] * [.B18]" office:value-type="float" office:value="0">
            <text:p>0</text:p>
          </table:table-cell>
          <table:table-cell table:formula="of:=([.D18]-[.B18])*([.D18]-[.B18])" office:value-type="float" office:value="68965325156.25">
            <text:p>68965325156,25</text:p>
          </table:table-cell>
          <table:table-cell office:value-type="float" office:value="17">
            <text:p>17</text:p>
          </table:table-cell>
          <table:table-cell table:formula="of:=([.N18] - [.$C$52])^2" office:value-type="float" office:value="0.25">
            <text:p>0,25</text:p>
          </table:table-cell>
          <table:table-cell table:formula="of:=([.B18] - [.$C$53])^2" office:value-type="float" office:value="139471904775.391">
            <text:p>139471904775,391</text:p>
          </table:table-cell>
          <table:table-cell table:formula="of:=([.N18] - [.$C$52])*([.B18] - [.$C$53])" office:value-type="float" office:value="-186729.6875">
            <text:p>-186729,6875</text:p>
          </table:table-cell>
          <table:table-cell table:formula="of:=[.N18]*[.N18]" office:value-type="float" office:value="289">
            <text:p>289</text:p>
          </table:table-cell>
          <table:table-cell table:formula="of:=[.$C$57] + [.$C$56] * [.N18]" office:value-type="float" office:value="1686750.58651026">
            <text:p>1686750,58651026</text:p>
          </table:table-cell>
          <table:table-cell table:formula="of:=([.B18] -[.S18])^2" office:value-type="float" office:value="141564503849.318">
            <text:p>141564503849,318</text:p>
          </table:table-cell>
          <table:table-cell table:formula="of:=[.B18]/[.S18]" office:value-type="float" office:value="0.776937628171399">
            <text:p>0,7769376282</text:p>
          </table:table-cell>
          <table:table-cell table:formula="of:=[.E18]*[.U18]" office:value-type="float" office:value="0.776937628171399">
            <text:p>0,7769376282</text:p>
          </table:table-cell>
          <table:table-cell table:formula="of:=[.F18]*[.U18]" office:value-type="float" office:value="0">
            <text:p>0</text:p>
          </table:table-cell>
          <table:table-cell table:formula="of:=[.G18]*[.U18]" office:value-type="float" office:value="0">
            <text:p>0</text:p>
          </table:table-cell>
          <table:table-cell table:formula="of:=[.H18]*[.U18]" office:value-type="float" office:value="0">
            <text:p>0</text:p>
          </table:table-cell>
          <table:table-cell table:formula="of:=[.$V$40]" office:value-type="float" office:value="0.827387358518111">
            <text:p>0,8273873585</text:p>
          </table:table-cell>
          <table:table-cell table:formula="of:=[.S18]*[.Z18]" office:value-type="float" office:value="1395596.1122516">
            <text:p>1395596,1122516</text:p>
          </table:table-cell>
          <table:table-cell table:formula="of:=([.B18]-[.AA18])^2" office:value-type="float" office:value="7241348320.33739">
            <text:p>7241348320,33739</text:p>
          </table:table-cell>
        </table:table-row>
        <table:table-row table:style-name="ro1">
          <table:table-cell table:style-name="ce2" office:value-type="float" office:value="2000.2">
            <text:p>2000,2</text:p>
          </table:table-cell>
          <table:table-cell office:value-type="float" office:value="1737200">
            <text:p>1737200</text:p>
          </table:table-cell>
          <table:table-cell office:value-type="float" office:value="9360">
            <text:p>9360,00</text:p>
          </table:table-cell>
          <table:table-cell table:formula="of:=(0.5*[.B17]+[.B18]+[.B19]+[.B20]+0.5*[.B21])/4" office:value-type="float" office:value="1601200">
            <text:p>16012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E19] * [.B19]" office:value-type="float" office:value="0">
            <text:p>0</text:p>
          </table:table-cell>
          <table:table-cell table:formula="of:=[.F19] * [.B19]" office:value-type="float" office:value="1737200">
            <text:p>1737200</text:p>
          </table:table-cell>
          <table:table-cell table:formula="of:=[.G19] * [.B19]" office:value-type="float" office:value="0">
            <text:p>0</text:p>
          </table:table-cell>
          <table:table-cell table:formula="of:=[.H19] * [.B19]" office:value-type="float" office:value="0">
            <text:p>0</text:p>
          </table:table-cell>
          <table:table-cell table:formula="of:=([.D19]-[.B19])*([.D19]-[.B19])" office:value-type="float" office:value="18496000000">
            <text:p>18496000000</text:p>
          </table:table-cell>
          <table:table-cell office:value-type="float" office:value="18">
            <text:p>18</text:p>
          </table:table-cell>
          <table:table-cell table:formula="of:=([.N19] - [.$C$52])^2" office:value-type="float" office:value="2.25">
            <text:p>2,25</text:p>
          </table:table-cell>
          <table:table-cell table:formula="of:=([.B19] - [.$C$53])^2" office:value-type="float" office:value="2834564150.39063">
            <text:p>2834564150,39063</text:p>
          </table:table-cell>
          <table:table-cell table:formula="of:=([.N19] - [.$C$52])*([.B19] - [.$C$53])" office:value-type="float" office:value="79860.9375">
            <text:p>79860,9375</text:p>
          </table:table-cell>
          <table:table-cell table:formula="of:=[.N19]*[.N19]" office:value-type="float" office:value="324">
            <text:p>324</text:p>
          </table:table-cell>
          <table:table-cell table:formula="of:=[.$C$57] + [.$C$56] * [.N19]" office:value-type="float" office:value="1692333.00953079">
            <text:p>1692333,00953079</text:p>
          </table:table-cell>
          <table:table-cell table:formula="of:=([.B19] -[.S19])^2" office:value-type="float" office:value="2013046833.76402">
            <text:p>2013046833,76402</text:p>
          </table:table-cell>
          <table:table-cell table:formula="of:=[.B19]/[.S19]" office:value-type="float" office:value="1.02651191592702">
            <text:p>1,0265119159</text:p>
          </table:table-cell>
          <table:table-cell table:formula="of:=[.E19]*[.U19]" office:value-type="float" office:value="0">
            <text:p>0</text:p>
          </table:table-cell>
          <table:table-cell table:formula="of:=[.F19]*[.U19]" office:value-type="float" office:value="1.02651191592702">
            <text:p>1,0265119159</text:p>
          </table:table-cell>
          <table:table-cell table:formula="of:=[.G19]*[.U19]" office:value-type="float" office:value="0">
            <text:p>0</text:p>
          </table:table-cell>
          <table:table-cell table:formula="of:=[.H19]*[.U19]" office:value-type="float" office:value="0">
            <text:p>0</text:p>
          </table:table-cell>
          <table:table-cell table:formula="of:=[.$W$40]" office:value-type="float" office:value="1.1063947702173">
            <text:p>1,1063947702</text:p>
          </table:table-cell>
          <table:table-cell table:formula="of:=[.S19]*[.Z19]" office:value-type="float" office:value="1872388.39121096">
            <text:p>1872388,39121096</text:p>
          </table:table-cell>
          <table:table-cell table:formula="of:=([.B19]-[.AA19])^2" office:value-type="float" office:value="18275901118.2088">
            <text:p>18275901118,2088</text:p>
          </table:table-cell>
        </table:table-row>
        <table:table-row table:style-name="ro1">
          <table:table-cell table:style-name="ce2" office:value-type="float" office:value="2000.3">
            <text:p>2000,3</text:p>
          </table:table-cell>
          <table:table-cell office:value-type="float" office:value="1904300">
            <text:p>1904300</text:p>
          </table:table-cell>
          <table:table-cell office:value-type="float" office:value="9243">
            <text:p>9243,00</text:p>
          </table:table-cell>
          <table:table-cell table:formula="of:=(0.5*[.B18]+[.B19]+[.B20]+[.B21]+0.5*[.B22])/4" office:value-type="float" office:value="1637862.5">
            <text:p>1637862,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20] * [.B20]" office:value-type="float" office:value="0">
            <text:p>0</text:p>
          </table:table-cell>
          <table:table-cell table:formula="of:=[.F20] * [.B20]" office:value-type="float" office:value="0">
            <text:p>0</text:p>
          </table:table-cell>
          <table:table-cell table:formula="of:=[.G20] * [.B20]" office:value-type="float" office:value="1904300">
            <text:p>1904300</text:p>
          </table:table-cell>
          <table:table-cell table:formula="of:=[.H20] * [.B20]" office:value-type="float" office:value="0">
            <text:p>0</text:p>
          </table:table-cell>
          <table:table-cell table:formula="of:=([.D20]-[.B20])*([.D20]-[.B20])" office:value-type="float" office:value="70988941406.25">
            <text:p>70988941406,25</text:p>
          </table:table-cell>
          <table:table-cell office:value-type="float" office:value="19">
            <text:p>19</text:p>
          </table:table-cell>
          <table:table-cell table:formula="of:=([.N20] - [.$C$52])^2" office:value-type="float" office:value="6.25">
            <text:p>6,25</text:p>
          </table:table-cell>
          <table:table-cell table:formula="of:=([.B20] - [.$C$53])^2" office:value-type="float" office:value="48549991025.3906">
            <text:p>48549991025,3906</text:p>
          </table:table-cell>
          <table:table-cell table:formula="of:=([.N20] - [.$C$52])*([.B20] - [.$C$53])" office:value-type="float" office:value="550851.5625">
            <text:p>550851,5625</text:p>
          </table:table-cell>
          <table:table-cell table:formula="of:=[.N20]*[.N20]" office:value-type="float" office:value="361">
            <text:p>361</text:p>
          </table:table-cell>
          <table:table-cell table:formula="of:=[.$C$57] + [.$C$56] * [.N20]" office:value-type="float" office:value="1697915.43255132">
            <text:p>1697915,43255132</text:p>
          </table:table-cell>
          <table:table-cell table:formula="of:=([.B20] -[.S20])^2" office:value-type="float" office:value="42594589680.9789">
            <text:p>42594589680,9789</text:p>
          </table:table-cell>
          <table:table-cell table:formula="of:=[.B20]/[.S20]" office:value-type="float" office:value="1.12155173543512">
            <text:p>1,1215517354</text:p>
          </table:table-cell>
          <table:table-cell table:formula="of:=[.E20]*[.U20]" office:value-type="float" office:value="0">
            <text:p>0</text:p>
          </table:table-cell>
          <table:table-cell table:formula="of:=[.F20]*[.U20]" office:value-type="float" office:value="0">
            <text:p>0</text:p>
          </table:table-cell>
          <table:table-cell table:formula="of:=[.G20]*[.U20]" office:value-type="float" office:value="1.12155173543512">
            <text:p>1,1215517354</text:p>
          </table:table-cell>
          <table:table-cell table:formula="of:=[.H20]*[.U20]" office:value-type="float" office:value="0">
            <text:p>0</text:p>
          </table:table-cell>
          <table:table-cell table:formula="of:=[.$X$40]" office:value-type="float" office:value="1.16855651728309">
            <text:p>1,1685565173</text:p>
          </table:table-cell>
          <table:table-cell table:formula="of:=[.S20]*[.Z20]" office:value-type="float" office:value="1984110.14450338">
            <text:p>1984110,14450338</text:p>
          </table:table-cell>
          <table:table-cell table:formula="of:=([.B20]-[.AA20])^2" office:value-type="float" office:value="6369659165.64964">
            <text:p>6369659165,64964</text:p>
          </table:table-cell>
        </table:table-row>
        <table:table-row table:style-name="ro1">
          <table:table-cell table:style-name="ce2" office:value-type="float" office:value="2000.4">
            <text:p>2000,4</text:p>
          </table:table-cell>
          <table:table-cell office:value-type="float" office:value="1534700">
            <text:p>1534700</text:p>
          </table:table-cell>
          <table:table-cell office:value-type="float" office:value="9158">
            <text:p>9158,00</text:p>
          </table:table-cell>
          <table:table-cell table:formula="of:=(0.5*[.B19]+[.B20]+[.B21]+[.B22]+0.5*[.B23])/4" office:value-type="float" office:value="1674437.5">
            <text:p>1674437,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E21] * [.B21]" office:value-type="float" office:value="0">
            <text:p>0</text:p>
          </table:table-cell>
          <table:table-cell table:formula="of:=[.F21] * [.B21]" office:value-type="float" office:value="0">
            <text:p>0</text:p>
          </table:table-cell>
          <table:table-cell table:formula="of:=[.G21] * [.B21]" office:value-type="float" office:value="0">
            <text:p>0</text:p>
          </table:table-cell>
          <table:table-cell table:formula="of:=[.H21] * [.B21]" office:value-type="float" office:value="1534700">
            <text:p>1534700</text:p>
          </table:table-cell>
          <table:table-cell table:formula="of:=([.D21]-[.B21])*([.D21]-[.B21])" office:value-type="float" office:value="19526568906.25">
            <text:p>19526568906,25</text:p>
          </table:table-cell>
          <table:table-cell office:value-type="float" office:value="20">
            <text:p>20</text:p>
          </table:table-cell>
          <table:table-cell table:formula="of:=([.N21] - [.$C$52])^2" office:value-type="float" office:value="12.25">
            <text:p>12,25</text:p>
          </table:table-cell>
          <table:table-cell table:formula="of:=([.B21] - [.$C$53])^2" office:value-type="float" office:value="22278361025.3906">
            <text:p>22278361025,3906</text:p>
          </table:table-cell>
          <table:table-cell table:formula="of:=([.N21] - [.$C$52])*([.B21] - [.$C$53])" office:value-type="float" office:value="-522407.8125">
            <text:p>-522407,8125</text:p>
          </table:table-cell>
          <table:table-cell table:formula="of:=[.N21]*[.N21]" office:value-type="float" office:value="400">
            <text:p>400</text:p>
          </table:table-cell>
          <table:table-cell table:formula="of:=[.$C$57] + [.$C$56] * [.N21]" office:value-type="float" office:value="1703497.85557185">
            <text:p>1703497,85557185</text:p>
          </table:table-cell>
          <table:table-cell table:formula="of:=([.B21] -[.S21])^2" office:value-type="float" office:value="28492716045.6543">
            <text:p>28492716045,6543</text:p>
          </table:table-cell>
          <table:table-cell table:formula="of:=[.B21]/[.S21]" office:value-type="float" office:value="0.900911025499833">
            <text:p>0,9009110255</text:p>
          </table:table-cell>
          <table:table-cell table:formula="of:=[.E21]*[.U21]" office:value-type="float" office:value="0">
            <text:p>0</text:p>
          </table:table-cell>
          <table:table-cell table:formula="of:=[.F21]*[.U21]" office:value-type="float" office:value="0">
            <text:p>0</text:p>
          </table:table-cell>
          <table:table-cell table:formula="of:=[.G21]*[.U21]" office:value-type="float" office:value="0">
            <text:p>0</text:p>
          </table:table-cell>
          <table:table-cell table:formula="of:=[.H21]*[.U21]" office:value-type="float" office:value="0.900911025499833">
            <text:p>0,9009110255</text:p>
          </table:table-cell>
          <table:table-cell table:formula="of:=[.$Y$40]" office:value-type="float" office:value="0.897661353981506">
            <text:p>0,897661354</text:p>
          </table:table-cell>
          <table:table-cell table:formula="of:=[.S21]*[.Z21]" office:value-type="float" office:value="1529164.19153722">
            <text:p>1529164,19153722</text:p>
          </table:table-cell>
          <table:table-cell table:formula="of:=([.B21]-[.AA21])^2" office:value-type="float" office:value="30645175.3366147">
            <text:p>30645175,3366147</text:p>
          </table:table-cell>
        </table:table-row>
        <table:table-row table:style-name="ro1">
          <table:table-cell table:style-name="ce2" office:value-type="float" office:value="2001.1">
            <text:p>2001,1</text:p>
          </table:table-cell>
          <table:table-cell office:value-type="float" office:value="1440000">
            <text:p>1440000</text:p>
          </table:table-cell>
          <table:table-cell office:value-type="float" office:value="9099">
            <text:p>9099,00</text:p>
          </table:table-cell>
          <table:table-cell table:formula="of:=(0.5*[.B20]+[.B21]+[.B22]+[.B23]+0.5*[.B24])/4" office:value-type="float" office:value="1698337.5">
            <text:p>1698337,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E22] * [.B22]" office:value-type="float" office:value="1440000">
            <text:p>1440000</text:p>
          </table:table-cell>
          <table:table-cell table:formula="of:=[.F22] * [.B22]" office:value-type="float" office:value="0">
            <text:p>0</text:p>
          </table:table-cell>
          <table:table-cell table:formula="of:=[.G22] * [.B22]" office:value-type="float" office:value="0">
            <text:p>0</text:p>
          </table:table-cell>
          <table:table-cell table:formula="of:=[.H22] * [.B22]" office:value-type="float" office:value="0">
            <text:p>0</text:p>
          </table:table-cell>
          <table:table-cell table:formula="of:=([.D22]-[.B22])*([.D22]-[.B22])" office:value-type="float" office:value="66738263906.25">
            <text:p>66738263906,25</text:p>
          </table:table-cell>
          <table:table-cell office:value-type="float" office:value="21">
            <text:p>21</text:p>
          </table:table-cell>
          <table:table-cell table:formula="of:=([.N22] - [.$C$52])^2" office:value-type="float" office:value="20.25">
            <text:p>20,25</text:p>
          </table:table-cell>
          <table:table-cell table:formula="of:=([.B22] - [.$C$53])^2" office:value-type="float" office:value="59516176650.3906">
            <text:p>59516176650,3906</text:p>
          </table:table-cell>
          <table:table-cell table:formula="of:=([.N22] - [.$C$52])*([.B22] - [.$C$53])" office:value-type="float" office:value="-1097817.1875">
            <text:p>-1097817,1875</text:p>
          </table:table-cell>
          <table:table-cell table:formula="of:=[.N22]*[.N22]" office:value-type="float" office:value="441">
            <text:p>441</text:p>
          </table:table-cell>
          <table:table-cell table:formula="of:=[.$C$57] + [.$C$56] * [.N22]" office:value-type="float" office:value="1709080.27859238">
            <text:p>1709080,27859238</text:p>
          </table:table-cell>
          <table:table-cell table:formula="of:=([.B22] -[.S22])^2" office:value-type="float" office:value="72404196327.3505">
            <text:p>72404196327,3505</text:p>
          </table:table-cell>
          <table:table-cell table:formula="of:=[.B22]/[.S22]" office:value-type="float" office:value="0.842558432179678">
            <text:p>0,8425584322</text:p>
          </table:table-cell>
          <table:table-cell table:formula="of:=[.E22]*[.U22]" office:value-type="float" office:value="0.842558432179678">
            <text:p>0,8425584322</text:p>
          </table:table-cell>
          <table:table-cell table:formula="of:=[.F22]*[.U22]" office:value-type="float" office:value="0">
            <text:p>0</text:p>
          </table:table-cell>
          <table:table-cell table:formula="of:=[.G22]*[.U22]" office:value-type="float" office:value="0">
            <text:p>0</text:p>
          </table:table-cell>
          <table:table-cell table:formula="of:=[.H22]*[.U22]" office:value-type="float" office:value="0">
            <text:p>0</text:p>
          </table:table-cell>
          <table:table-cell table:formula="of:=[.$V$40]" office:value-type="float" office:value="0.827387358518111">
            <text:p>0,8273873585</text:p>
          </table:table-cell>
          <table:table-cell table:formula="of:=[.S22]*[.Z22]" office:value-type="float" office:value="1414071.41719994">
            <text:p>1414071,41719994</text:p>
          </table:table-cell>
          <table:table-cell table:formula="of:=([.B22]-[.AA22])^2" office:value-type="float" office:value="672291406.019376">
            <text:p>672291406,019376</text:p>
          </table:table-cell>
        </table:table-row>
        <table:table-row table:style-name="ro1">
          <table:table-cell table:style-name="ce2" office:value-type="float" office:value="2001.2">
            <text:p>2001,2</text:p>
          </table:table-cell>
          <table:table-cell office:value-type="float" office:value="1900300">
            <text:p>1900300</text:p>
          </table:table-cell>
          <table:table-cell office:value-type="float" office:value="9029">
            <text:p>9029,00</text:p>
          </table:table-cell>
          <table:table-cell table:formula="of:=(0.5*[.B21]+[.B22]+[.B23]+[.B24]+0.5*[.B25])/4" office:value-type="float" office:value="1704912.5">
            <text:p>1704912,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E23] * [.B23]" office:value-type="float" office:value="0">
            <text:p>0</text:p>
          </table:table-cell>
          <table:table-cell table:formula="of:=[.F23] * [.B23]" office:value-type="float" office:value="1900300">
            <text:p>1900300</text:p>
          </table:table-cell>
          <table:table-cell table:formula="of:=[.G23] * [.B23]" office:value-type="float" office:value="0">
            <text:p>0</text:p>
          </table:table-cell>
          <table:table-cell table:formula="of:=[.H23] * [.B23]" office:value-type="float" office:value="0">
            <text:p>0</text:p>
          </table:table-cell>
          <table:table-cell table:formula="of:=([.D23]-[.B23])*([.D23]-[.B23])" office:value-type="float" office:value="38176275156.25">
            <text:p>38176275156,25</text:p>
          </table:table-cell>
          <table:table-cell office:value-type="float" office:value="22">
            <text:p>22</text:p>
          </table:table-cell>
          <table:table-cell table:formula="of:=([.N23] - [.$C$52])^2" office:value-type="float" office:value="30.25">
            <text:p>30,25</text:p>
          </table:table-cell>
          <table:table-cell table:formula="of:=([.B23] - [.$C$53])^2" office:value-type="float" office:value="46803266025.3906">
            <text:p>46803266025,3906</text:p>
          </table:table-cell>
          <table:table-cell table:formula="of:=([.N23] - [.$C$52])*([.B23] - [.$C$53])" office:value-type="float" office:value="1189873.4375">
            <text:p>1189873,4375</text:p>
          </table:table-cell>
          <table:table-cell table:formula="of:=[.N23]*[.N23]" office:value-type="float" office:value="484">
            <text:p>484</text:p>
          </table:table-cell>
          <table:table-cell table:formula="of:=[.$C$57] + [.$C$56] * [.N23]" office:value-type="float" office:value="1714662.7016129">
            <text:p>1714662,7016129</text:p>
          </table:table-cell>
          <table:table-cell table:formula="of:=([.B23] -[.S23])^2" office:value-type="float" office:value="34461206552.46">
            <text:p>34461206552,46</text:p>
          </table:table-cell>
          <table:table-cell table:formula="of:=[.B23]/[.S23]" office:value-type="float" office:value="1.10826461566609">
            <text:p>1,1082646157</text:p>
          </table:table-cell>
          <table:table-cell table:formula="of:=[.E23]*[.U23]" office:value-type="float" office:value="0">
            <text:p>0</text:p>
          </table:table-cell>
          <table:table-cell table:formula="of:=[.F23]*[.U23]" office:value-type="float" office:value="1.10826461566609">
            <text:p>1,1082646157</text:p>
          </table:table-cell>
          <table:table-cell table:formula="of:=[.G23]*[.U23]" office:value-type="float" office:value="0">
            <text:p>0</text:p>
          </table:table-cell>
          <table:table-cell table:formula="of:=[.H23]*[.U23]" office:value-type="float" office:value="0">
            <text:p>0</text:p>
          </table:table-cell>
          <table:table-cell table:formula="of:=[.$W$40]" office:value-type="float" office:value="1.1063947702173">
            <text:p>1,1063947702</text:p>
          </table:table-cell>
          <table:table-cell table:formula="of:=[.S23]*[.Z23]" office:value-type="float" office:value="1897093.84575118">
            <text:p>1897093,84575118</text:p>
          </table:table-cell>
          <table:table-cell table:formula="of:=([.B23]-[.AA23])^2" office:value-type="float" office:value="10279425.0672559">
            <text:p>10279425,0672559</text:p>
          </table:table-cell>
        </table:table-row>
        <table:table-row table:style-name="ro1">
          <table:table-cell table:style-name="ce2" office:value-type="float" office:value="2001.3">
            <text:p>2001,3</text:p>
          </table:table-cell>
          <table:table-cell office:value-type="float" office:value="1932400">
            <text:p>1932400</text:p>
          </table:table-cell>
          <table:table-cell office:value-type="float" office:value="9001">
            <text:p>9001,00</text:p>
          </table:table-cell>
          <table:table-cell table:formula="of:=(0.5*[.B22]+[.B23]+[.B24]+[.B25]+0.5*[.B26])/4" office:value-type="float" office:value="1715375">
            <text:p>171537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24] * [.B24]" office:value-type="float" office:value="0">
            <text:p>0</text:p>
          </table:table-cell>
          <table:table-cell table:formula="of:=[.F24] * [.B24]" office:value-type="float" office:value="0">
            <text:p>0</text:p>
          </table:table-cell>
          <table:table-cell table:formula="of:=[.G24] * [.B24]" office:value-type="float" office:value="1932400">
            <text:p>1932400</text:p>
          </table:table-cell>
          <table:table-cell table:formula="of:=[.H24] * [.B24]" office:value-type="float" office:value="0">
            <text:p>0</text:p>
          </table:table-cell>
          <table:table-cell table:formula="of:=([.D24]-[.B24])*([.D24]-[.B24])" office:value-type="float" office:value="47099850625">
            <text:p>47099850625</text:p>
          </table:table-cell>
          <table:table-cell office:value-type="float" office:value="23">
            <text:p>23</text:p>
          </table:table-cell>
          <table:table-cell table:formula="of:=([.N24] - [.$C$52])^2" office:value-type="float" office:value="42.25">
            <text:p>42,25</text:p>
          </table:table-cell>
          <table:table-cell table:formula="of:=([.B24] - [.$C$53])^2" office:value-type="float" office:value="61722744150.3906">
            <text:p>61722744150,3906</text:p>
          </table:table-cell>
          <table:table-cell table:formula="of:=([.N24] - [.$C$52])*([.B24] - [.$C$53])" office:value-type="float" office:value="1614864.0625">
            <text:p>1614864,0625</text:p>
          </table:table-cell>
          <table:table-cell table:formula="of:=[.N24]*[.N24]" office:value-type="float" office:value="529">
            <text:p>529</text:p>
          </table:table-cell>
          <table:table-cell table:formula="of:=[.$C$57] + [.$C$56] * [.N24]" office:value-type="float" office:value="1720245.12463343">
            <text:p>1720245,12463343</text:p>
          </table:table-cell>
          <table:table-cell table:formula="of:=([.B24] -[.S24])^2" office:value-type="float" office:value="45009691141.8043">
            <text:p>45009691141,8043</text:p>
          </table:table-cell>
          <table:table-cell table:formula="of:=[.B24]/[.S24]" office:value-type="float" office:value="1.12332828172484">
            <text:p>1,1233282817</text:p>
          </table:table-cell>
          <table:table-cell table:formula="of:=[.E24]*[.U24]" office:value-type="float" office:value="0">
            <text:p>0</text:p>
          </table:table-cell>
          <table:table-cell table:formula="of:=[.F24]*[.U24]" office:value-type="float" office:value="0">
            <text:p>0</text:p>
          </table:table-cell>
          <table:table-cell table:formula="of:=[.G24]*[.U24]" office:value-type="float" office:value="1.12332828172484">
            <text:p>1,1233282817</text:p>
          </table:table-cell>
          <table:table-cell table:formula="of:=[.H24]*[.U24]" office:value-type="float" office:value="0">
            <text:p>0</text:p>
          </table:table-cell>
          <table:table-cell table:formula="of:=[.$X$40]" office:value-type="float" office:value="1.16855651728309">
            <text:p>1,1685565173</text:p>
          </table:table-cell>
          <table:table-cell table:formula="of:=[.S24]*[.Z24]" office:value-type="float" office:value="2010203.65171485">
            <text:p>2010203,65171485</text:p>
          </table:table-cell>
          <table:table-cell table:formula="of:=([.B24]-[.AA24])^2" office:value-type="float" office:value="6053408220.16586">
            <text:p>6053408220,16586</text:p>
          </table:table-cell>
        </table:table-row>
        <table:table-row table:style-name="ro1">
          <table:table-cell table:style-name="ce2" office:value-type="float" office:value="2001.4">
            <text:p>2001,4</text:p>
          </table:table-cell>
          <table:table-cell office:value-type="float" office:value="1559200">
            <text:p>1559200</text:p>
          </table:table-cell>
          <table:table-cell office:value-type="float" office:value="8977.66666666667">
            <text:p>8977,67</text:p>
          </table:table-cell>
          <table:table-cell table:formula="of:=(0.5*[.B23]+[.B24]+[.B25]+[.B26]+0.5*[.B27])/4" office:value-type="float" office:value="1728437.5">
            <text:p>1728437,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E25] * [.B25]" office:value-type="float" office:value="0">
            <text:p>0</text:p>
          </table:table-cell>
          <table:table-cell table:formula="of:=[.F25] * [.B25]" office:value-type="float" office:value="0">
            <text:p>0</text:p>
          </table:table-cell>
          <table:table-cell table:formula="of:=[.G25] * [.B25]" office:value-type="float" office:value="0">
            <text:p>0</text:p>
          </table:table-cell>
          <table:table-cell table:formula="of:=[.H25] * [.B25]" office:value-type="float" office:value="1559200">
            <text:p>1559200</text:p>
          </table:table-cell>
          <table:table-cell table:formula="of:=([.D25]-[.B25])*([.D25]-[.B25])" office:value-type="float" office:value="28641331406.25">
            <text:p>28641331406,25</text:p>
          </table:table-cell>
          <table:table-cell office:value-type="float" office:value="24">
            <text:p>24</text:p>
          </table:table-cell>
          <table:table-cell table:formula="of:=([.N25] - [.$C$52])^2" office:value-type="float" office:value="56.25">
            <text:p>56,25</text:p>
          </table:table-cell>
          <table:table-cell table:formula="of:=([.B25] - [.$C$53])^2" office:value-type="float" office:value="15564901650.3906">
            <text:p>15564901650,3906</text:p>
          </table:table-cell>
          <table:table-cell table:formula="of:=([.N25] - [.$C$52])*([.B25] - [.$C$53])" office:value-type="float" office:value="-935695.3125">
            <text:p>-935695,3125</text:p>
          </table:table-cell>
          <table:table-cell table:formula="of:=[.N25]*[.N25]" office:value-type="float" office:value="576">
            <text:p>576</text:p>
          </table:table-cell>
          <table:table-cell table:formula="of:=[.$C$57] + [.$C$56] * [.N25]" office:value-type="float" office:value="1725827.54765396">
            <text:p>1725827,54765396</text:p>
          </table:table-cell>
          <table:table-cell table:formula="of:=([.B25] -[.S25])^2" office:value-type="float" office:value="27764739637.1724">
            <text:p>27764739637,1724</text:p>
          </table:table-cell>
          <table:table-cell table:formula="of:=[.B25]/[.S25]" office:value-type="float" office:value="0.903450638575988">
            <text:p>0,9034506386</text:p>
          </table:table-cell>
          <table:table-cell table:formula="of:=[.E25]*[.U25]" office:value-type="float" office:value="0">
            <text:p>0</text:p>
          </table:table-cell>
          <table:table-cell table:formula="of:=[.F25]*[.U25]" office:value-type="float" office:value="0">
            <text:p>0</text:p>
          </table:table-cell>
          <table:table-cell table:formula="of:=[.G25]*[.U25]" office:value-type="float" office:value="0">
            <text:p>0</text:p>
          </table:table-cell>
          <table:table-cell table:formula="of:=[.H25]*[.U25]" office:value-type="float" office:value="0.903450638575988">
            <text:p>0,9034506386</text:p>
          </table:table-cell>
          <table:table-cell table:formula="of:=[.$Y$40]" office:value-type="float" office:value="0.897661353981506">
            <text:p>0,897661354</text:p>
          </table:table-cell>
          <table:table-cell table:formula="of:=[.S25]*[.Z25]" office:value-type="float" office:value="1549208.69316564">
            <text:p>1549208,69316564</text:p>
          </table:table-cell>
          <table:table-cell table:formula="of:=([.B25]-[.AA25])^2" office:value-type="float" office:value="99826212.2584103">
            <text:p>99826212,2584103</text:p>
          </table:table-cell>
        </table:table-row>
        <table:table-row table:style-name="ro1">
          <table:table-cell table:style-name="ce3" office:value-type="float" office:value="2002.1">
            <text:p>2002,1</text:p>
          </table:table-cell>
          <table:table-cell table:style-name="ce8" office:value-type="float" office:value="1499200">
            <text:p>1499200</text:p>
          </table:table-cell>
          <table:table-cell table:style-name="ce13" office:value-type="float" office:value="2991">
            <text:p>2991,00</text:p>
          </table:table-cell>
          <table:table-cell table:formula="of:=(0.5*[.B24]+[.B25]+[.B26]+[.B27]+0.5*[.B28])/4" office:value-type="float" office:value="1739262.5">
            <text:p>1739262,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E26] * [.B26]" office:value-type="float" office:value="1499200">
            <text:p>1499200</text:p>
          </table:table-cell>
          <table:table-cell table:formula="of:=[.F26] * [.B26]" office:value-type="float" office:value="0">
            <text:p>0</text:p>
          </table:table-cell>
          <table:table-cell table:formula="of:=[.G26] * [.B26]" office:value-type="float" office:value="0">
            <text:p>0</text:p>
          </table:table-cell>
          <table:table-cell table:formula="of:=[.H26] * [.B26]" office:value-type="float" office:value="0">
            <text:p>0</text:p>
          </table:table-cell>
          <table:table-cell table:formula="of:=([.D26]-[.B26])*([.D26]-[.B26])" office:value-type="float" office:value="57630003906.25">
            <text:p>57630003906,25</text:p>
          </table:table-cell>
          <table:table-cell office:value-type="float" office:value="25">
            <text:p>25</text:p>
          </table:table-cell>
          <table:table-cell table:formula="of:=([.N26] - [.$C$52])^2" office:value-type="float" office:value="72.25">
            <text:p>72,25</text:p>
          </table:table-cell>
          <table:table-cell table:formula="of:=([.B26] - [.$C$53])^2" office:value-type="float" office:value="34136026650.3906">
            <text:p>34136026650,3906</text:p>
          </table:table-cell>
          <table:table-cell table:formula="of:=([.N26] - [.$C$52])*([.B26] - [.$C$53])" office:value-type="float" office:value="-1570454.6875">
            <text:p>-1570454,6875</text:p>
          </table:table-cell>
          <table:table-cell table:formula="of:=[.N26]*[.N26]" office:value-type="float" office:value="625">
            <text:p>625</text:p>
          </table:table-cell>
          <table:table-cell table:formula="of:=[.$C$57] + [.$C$56] * [.N26]" office:value-type="float" office:value="1731409.97067449">
            <text:p>1731409,97067449</text:p>
          </table:table-cell>
          <table:table-cell table:formula="of:=([.B26] -[.S26])^2" office:value-type="float" office:value="53921470480.646">
            <text:p>53921470480,646</text:p>
          </table:table-cell>
          <table:table-cell table:formula="of:=[.B26]/[.S26]" office:value-type="float" office:value="0.865883889657845">
            <text:p>0,8658838897</text:p>
          </table:table-cell>
          <table:table-cell table:formula="of:=[.E26]*[.U26]" office:value-type="float" office:value="0.865883889657845">
            <text:p>0,8658838897</text:p>
          </table:table-cell>
          <table:table-cell table:formula="of:=[.F26]*[.U26]" office:value-type="float" office:value="0">
            <text:p>0</text:p>
          </table:table-cell>
          <table:table-cell table:formula="of:=[.G26]*[.U26]" office:value-type="float" office:value="0">
            <text:p>0</text:p>
          </table:table-cell>
          <table:table-cell table:formula="of:=[.H26]*[.U26]" office:value-type="float" office:value="0">
            <text:p>0</text:p>
          </table:table-cell>
          <table:table-cell table:formula="of:=[.$V$40]" office:value-type="float" office:value="0.827387358518111">
            <text:p>0,8273873585</text:p>
          </table:table-cell>
          <table:table-cell table:formula="of:=[.S26]*[.Z26]" office:value-type="float" office:value="1432546.72214828">
            <text:p>1432546,72214828</text:p>
          </table:table-cell>
          <table:table-cell table:formula="of:=([.B26]-[.AA26])^2" office:value-type="float" office:value="4442659448.37798">
            <text:p>4442659448,37798</text:p>
          </table:table-cell>
        </table:table-row>
        <table:table-row table:style-name="ro1">
          <table:table-cell table:style-name="ce3" office:value-type="float" office:value="2002.2">
            <text:p>2002,2</text:p>
          </table:table-cell>
          <table:table-cell table:style-name="ce2" office:value-type="float" office:value="1945600">
            <text:p>1945600</text:p>
          </table:table-cell>
          <table:table-cell table:style-name="ce13" office:value-type="float" office:value="2991">
            <text:p>2991,00</text:p>
          </table:table-cell>
          <table:table-cell table:formula="of:=(0.5*[.B25]+[.B26]+[.B27]+[.B28]+0.5*[.B29])/4" office:value-type="float" office:value="1746875">
            <text:p>17468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E27] * [.B27]" office:value-type="float" office:value="0">
            <text:p>0</text:p>
          </table:table-cell>
          <table:table-cell table:formula="of:=[.F27] * [.B27]" office:value-type="float" office:value="1945600">
            <text:p>1945600</text:p>
          </table:table-cell>
          <table:table-cell table:formula="of:=[.G27] * [.B27]" office:value-type="float" office:value="0">
            <text:p>0</text:p>
          </table:table-cell>
          <table:table-cell table:formula="of:=[.H27] * [.B27]" office:value-type="float" office:value="0">
            <text:p>0</text:p>
          </table:table-cell>
          <table:table-cell table:formula="of:=([.D27]-[.B27])*([.D27]-[.B27])" office:value-type="float" office:value="39491625625">
            <text:p>39491625625</text:p>
          </table:table-cell>
          <table:table-cell office:value-type="float" office:value="26">
            <text:p>26</text:p>
          </table:table-cell>
          <table:table-cell table:formula="of:=([.N27] - [.$C$52])^2" office:value-type="float" office:value="90.25">
            <text:p>90,25</text:p>
          </table:table-cell>
          <table:table-cell table:formula="of:=([.B27] - [.$C$53])^2" office:value-type="float" office:value="68455816650.3906">
            <text:p>68455816650,3906</text:p>
          </table:table-cell>
          <table:table-cell table:formula="of:=([.N27] - [.$C$52])*([.B27] - [.$C$53])" office:value-type="float" office:value="2485585.9375">
            <text:p>2485585,9375</text:p>
          </table:table-cell>
          <table:table-cell table:formula="of:=[.N27]*[.N27]" office:value-type="float" office:value="676">
            <text:p>676</text:p>
          </table:table-cell>
          <table:table-cell table:formula="of:=[.$C$57] + [.$C$56] * [.N27]" office:value-type="float" office:value="1736992.39369501">
            <text:p>1736992,39369501</text:p>
          </table:table-cell>
          <table:table-cell table:formula="of:=([.B27] -[.S27])^2" office:value-type="float" office:value="43517133408.2957">
            <text:p>43517133408,2957</text:p>
          </table:table-cell>
          <table:table-cell table:formula="of:=[.B27]/[.S27]" office:value-type="float" office:value="1.12009701773145">
            <text:p>1,1200970177</text:p>
          </table:table-cell>
          <table:table-cell table:formula="of:=[.E27]*[.U27]" office:value-type="float" office:value="0">
            <text:p>0</text:p>
          </table:table-cell>
          <table:table-cell table:formula="of:=[.F27]*[.U27]" office:value-type="float" office:value="1.12009701773145">
            <text:p>1,1200970177</text:p>
          </table:table-cell>
          <table:table-cell table:formula="of:=[.G27]*[.U27]" office:value-type="float" office:value="0">
            <text:p>0</text:p>
          </table:table-cell>
          <table:table-cell table:formula="of:=[.H27]*[.U27]" office:value-type="float" office:value="0">
            <text:p>0</text:p>
          </table:table-cell>
          <table:table-cell table:formula="of:=[.$W$40]" office:value-type="float" office:value="1.1063947702173">
            <text:p>1,1063947702</text:p>
          </table:table-cell>
          <table:table-cell table:formula="of:=[.S27]*[.Z27]" office:value-type="float" office:value="1921799.30029139">
            <text:p>1921799,30029139</text:p>
          </table:table-cell>
          <table:table-cell table:formula="of:=([.B27]-[.AA27])^2" office:value-type="float" office:value="566473306.619609">
            <text:p>566473306,619609</text:p>
          </table:table-cell>
        </table:table-row>
        <table:table-row table:style-name="ro1">
          <table:table-cell table:style-name="ce3" office:value-type="float" office:value="2002.3">
            <text:p>2002,3</text:p>
          </table:table-cell>
          <table:table-cell office:value-type="float" office:value="1973700">
            <text:p>1973700</text:p>
          </table:table-cell>
          <table:table-cell table:style-name="ce13" office:value-type="float" office:value="2991">
            <text:p>2991,00</text:p>
          </table:table-cell>
          <table:table-cell table:formula="of:=(0.5*[.B26]+[.B27]+[.B28]+[.B29]+0.5*[.B30])/4" office:value-type="float" office:value="1760175">
            <text:p>176017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28] * [.B28]" office:value-type="float" office:value="0">
            <text:p>0</text:p>
          </table:table-cell>
          <table:table-cell table:formula="of:=[.F28] * [.B28]" office:value-type="float" office:value="0">
            <text:p>0</text:p>
          </table:table-cell>
          <table:table-cell table:formula="of:=[.G28] * [.B28]" office:value-type="float" office:value="1973700">
            <text:p>1973700</text:p>
          </table:table-cell>
          <table:table-cell table:formula="of:=[.H28] * [.B28]" office:value-type="float" office:value="0">
            <text:p>0</text:p>
          </table:table-cell>
          <table:table-cell table:formula="of:=([.D28]-[.B28])*([.D28]-[.B28])" office:value-type="float" office:value="45592925625">
            <text:p>45592925625</text:p>
          </table:table-cell>
          <table:table-cell office:value-type="float" office:value="27">
            <text:p>27</text:p>
          </table:table-cell>
          <table:table-cell table:formula="of:=([.N28] - [.$C$52])^2" office:value-type="float" office:value="110.25">
            <text:p>110,25</text:p>
          </table:table-cell>
          <table:table-cell table:formula="of:=([.B28] - [.$C$53])^2" office:value-type="float" office:value="83949629775.3906">
            <text:p>83949629775,3906</text:p>
          </table:table-cell>
          <table:table-cell table:formula="of:=([.N28] - [.$C$52])*([.B28] - [.$C$53])" office:value-type="float" office:value="3042276.5625">
            <text:p>3042276,5625</text:p>
          </table:table-cell>
          <table:table-cell table:formula="of:=[.N28]*[.N28]" office:value-type="float" office:value="729">
            <text:p>729</text:p>
          </table:table-cell>
          <table:table-cell table:formula="of:=[.$C$57] + [.$C$56] * [.N28]" office:value-type="float" office:value="1742574.81671554">
            <text:p>1742574,81671554</text:p>
          </table:table-cell>
          <table:table-cell table:formula="of:=([.B28] -[.S28])^2" office:value-type="float" office:value="53418850348.274">
            <text:p>53418850348,274</text:p>
          </table:table-cell>
          <table:table-cell table:formula="of:=[.B28]/[.S28]" office:value-type="float" office:value="1.13263429556505">
            <text:p>1,1326342956</text:p>
          </table:table-cell>
          <table:table-cell table:formula="of:=[.E28]*[.U28]" office:value-type="float" office:value="0">
            <text:p>0</text:p>
          </table:table-cell>
          <table:table-cell table:formula="of:=[.F28]*[.U28]" office:value-type="float" office:value="0">
            <text:p>0</text:p>
          </table:table-cell>
          <table:table-cell table:formula="of:=[.G28]*[.U28]" office:value-type="float" office:value="1.13263429556505">
            <text:p>1,1326342956</text:p>
          </table:table-cell>
          <table:table-cell table:formula="of:=[.H28]*[.U28]" office:value-type="float" office:value="0">
            <text:p>0</text:p>
          </table:table-cell>
          <table:table-cell table:formula="of:=[.$X$40]" office:value-type="float" office:value="1.16855651728309">
            <text:p>1,1685565173</text:p>
          </table:table-cell>
          <table:table-cell table:formula="of:=[.S28]*[.Z28]" office:value-type="float" office:value="2036297.15892633">
            <text:p>2036297,15892633</text:p>
          </table:table-cell>
          <table:table-cell table:formula="of:=([.B28]-[.AA28])^2" office:value-type="float" office:value="3918404305.64784">
            <text:p>3918404305,64784</text:p>
          </table:table-cell>
        </table:table-row>
        <table:table-row table:style-name="ro1">
          <table:table-cell table:style-name="ce4" office:value-type="float" office:value="2002.4">
            <text:p>2002,4</text:p>
          </table:table-cell>
          <table:table-cell table:style-name="ce9" office:value-type="float" office:value="1578800">
            <text:p>1578800</text:p>
          </table:table-cell>
          <table:table-cell table:style-name="ce13" office:value-type="float" office:value="2991">
            <text:p>2991,00</text:p>
          </table:table-cell>
          <table:table-cell table:formula="of:=(0.5*[.B27]+[.B28]+[.B29]+[.B30]+0.5*[.B31])/4" office:value-type="float" office:value="1771200">
            <text:p>17712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E29] * [.B29]" office:value-type="float" office:value="0">
            <text:p>0</text:p>
          </table:table-cell>
          <table:table-cell table:formula="of:=[.F29] * [.B29]" office:value-type="float" office:value="0">
            <text:p>0</text:p>
          </table:table-cell>
          <table:table-cell table:formula="of:=[.G29] * [.B29]" office:value-type="float" office:value="0">
            <text:p>0</text:p>
          </table:table-cell>
          <table:table-cell table:formula="of:=[.H29] * [.B29]" office:value-type="float" office:value="1578800">
            <text:p>1578800</text:p>
          </table:table-cell>
          <table:table-cell table:formula="of:=([.D29]-[.B29])*([.D29]-[.B29])" office:value-type="float" office:value="37017760000">
            <text:p>37017760000</text:p>
          </table:table-cell>
          <table:table-cell office:value-type="float" office:value="28">
            <text:p>28</text:p>
          </table:table-cell>
          <table:table-cell table:formula="of:=([.N29] - [.$C$52])^2" office:value-type="float" office:value="132.25">
            <text:p>132,25</text:p>
          </table:table-cell>
          <table:table-cell table:formula="of:=([.B29] - [.$C$53])^2" office:value-type="float" office:value="11058494150.3906">
            <text:p>11058494150,3906</text:p>
          </table:table-cell>
          <table:table-cell table:formula="of:=([.N29] - [.$C$52])*([.B29] - [.$C$53])" office:value-type="float" office:value="-1209332.8125">
            <text:p>-1209332,8125</text:p>
          </table:table-cell>
          <table:table-cell table:formula="of:=[.N29]*[.N29]" office:value-type="float" office:value="784">
            <text:p>784</text:p>
          </table:table-cell>
          <table:table-cell table:formula="of:=[.$C$57] + [.$C$56] * [.N29]" office:value-type="float" office:value="1748157.23973607">
            <text:p>1748157,23973607</text:p>
          </table:table-cell>
          <table:table-cell table:formula="of:=([.B29] -[.S29])^2" office:value-type="float" office:value="28681874651.0208">
            <text:p>28681874651,0208</text:p>
          </table:table-cell>
          <table:table-cell table:formula="of:=[.B29]/[.S29]" office:value-type="float" office:value="0.903122421778467">
            <text:p>0,9031224218</text:p>
          </table:table-cell>
          <table:table-cell table:formula="of:=[.E29]*[.U29]" office:value-type="float" office:value="0">
            <text:p>0</text:p>
          </table:table-cell>
          <table:table-cell table:formula="of:=[.F29]*[.U29]" office:value-type="float" office:value="0">
            <text:p>0</text:p>
          </table:table-cell>
          <table:table-cell table:formula="of:=[.G29]*[.U29]" office:value-type="float" office:value="0">
            <text:p>0</text:p>
          </table:table-cell>
          <table:table-cell table:formula="of:=[.H29]*[.U29]" office:value-type="float" office:value="0.903122421778467">
            <text:p>0,9031224218</text:p>
          </table:table-cell>
          <table:table-cell table:formula="of:=[.$Y$40]" office:value-type="float" office:value="0.897661353981506">
            <text:p>0,897661354</text:p>
          </table:table-cell>
          <table:table-cell table:formula="of:=[.S29]*[.Z29]" office:value-type="float" office:value="1569253.19479405">
            <text:p>1569253,19479405</text:p>
          </table:table-cell>
          <table:table-cell table:formula="of:=([.B29]-[.AA29])^2" office:value-type="float" office:value="91141489.6402794">
            <text:p>91141489,6402794</text:p>
          </table:table-cell>
        </table:table-row>
        <table:table-row table:style-name="ro1">
          <table:table-cell table:style-name="ce3" office:value-type="float" office:value="2003.1">
            <text:p>2003,1</text:p>
          </table:table-cell>
          <table:table-cell table:style-name="ce9" office:value-type="float" office:value="1586000">
            <text:p>1586000</text:p>
          </table:table-cell>
          <table:table-cell table:style-name="ce13" office:value-type="float" office:value="2963">
            <text:p>2963,00</text:p>
          </table:table-cell>
          <table:table-cell table:formula="of:=(0.5*[.B28]+[.B29]+[.B30]+[.B31]+0.5*[.B32])/4" office:value-type="float" office:value="1770912.5">
            <text:p>1770912,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E30] * [.B30]" office:value-type="float" office:value="1586000">
            <text:p>1586000</text:p>
          </table:table-cell>
          <table:table-cell table:formula="of:=[.F30] * [.B30]" office:value-type="float" office:value="0">
            <text:p>0</text:p>
          </table:table-cell>
          <table:table-cell table:formula="of:=[.G30] * [.B30]" office:value-type="float" office:value="0">
            <text:p>0</text:p>
          </table:table-cell>
          <table:table-cell table:formula="of:=[.H30] * [.B30]" office:value-type="float" office:value="0">
            <text:p>0</text:p>
          </table:table-cell>
          <table:table-cell table:formula="of:=([.D30]-[.B30])*([.D30]-[.B30])" office:value-type="float" office:value="34192632656.25">
            <text:p>34192632656,25</text:p>
          </table:table-cell>
          <table:table-cell office:value-type="float" office:value="29">
            <text:p>29</text:p>
          </table:table-cell>
          <table:table-cell table:formula="of:=([.N30] - [.$C$52])^2" office:value-type="float" office:value="156.25">
            <text:p>156,25</text:p>
          </table:table-cell>
          <table:table-cell table:formula="of:=([.B30] - [.$C$53])^2" office:value-type="float" office:value="9596039150.39063">
            <text:p>9596039150,39063</text:p>
          </table:table-cell>
          <table:table-cell table:formula="of:=([.N30] - [.$C$52])*([.B30] - [.$C$53])" office:value-type="float" office:value="-1224492.1875">
            <text:p>-1224492,1875</text:p>
          </table:table-cell>
          <table:table-cell table:formula="of:=[.N30]*[.N30]" office:value-type="float" office:value="841">
            <text:p>841</text:p>
          </table:table-cell>
          <table:table-cell table:formula="of:=[.$C$57] + [.$C$56] * [.N30]" office:value-type="float" office:value="1753739.6627566">
            <text:p>1753739,6627566</text:p>
          </table:table-cell>
          <table:table-cell table:formula="of:=([.B30] -[.S30])^2" office:value-type="float" office:value="28136594461.6973">
            <text:p>28136594461,6973</text:p>
          </table:table-cell>
          <table:table-cell table:formula="of:=[.B30]/[.S30]" office:value-type="float" office:value="0.904353156674955">
            <text:p>0,9043531567</text:p>
          </table:table-cell>
          <table:table-cell table:formula="of:=[.E30]*[.U30]" office:value-type="float" office:value="0.904353156674955">
            <text:p>0,9043531567</text:p>
          </table:table-cell>
          <table:table-cell table:formula="of:=[.F30]*[.U30]" office:value-type="float" office:value="0">
            <text:p>0</text:p>
          </table:table-cell>
          <table:table-cell table:formula="of:=[.G30]*[.U30]" office:value-type="float" office:value="0">
            <text:p>0</text:p>
          </table:table-cell>
          <table:table-cell table:formula="of:=[.H30]*[.U30]" office:value-type="float" office:value="0">
            <text:p>0</text:p>
          </table:table-cell>
          <table:table-cell table:formula="of:=[.$V$40]" office:value-type="float" office:value="0.827387358518111">
            <text:p>0,8273873585</text:p>
          </table:table-cell>
          <table:table-cell table:formula="of:=[.S30]*[.Z30]" office:value-type="float" office:value="1451022.02709663">
            <text:p>1451022,02709663</text:p>
          </table:table-cell>
          <table:table-cell table:formula="of:=([.B30]-[.AA30])^2" office:value-type="float" office:value="18219053169.1041">
            <text:p>18219053169,1041</text:p>
          </table:table-cell>
        </table:table-row>
        <table:table-row table:style-name="ro1">
          <table:table-cell table:style-name="ce3" office:value-type="float" office:value="2003.2">
            <text:p>2003,2</text:p>
          </table:table-cell>
          <table:table-cell office:value-type="float" office:value="1947000">
            <text:p>1947000</text:p>
          </table:table-cell>
          <table:table-cell table:style-name="ce13" office:value-type="float" office:value="2963">
            <text:p>2963,00</text:p>
          </table:table-cell>
          <table:table-cell table:formula="of:=(0.5*[.B29]+[.B30]+[.B31]+[.B32]+0.5*[.B33])/4" office:value-type="float" office:value="1779012.5">
            <text:p>1779012,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E31] * [.B31]" office:value-type="float" office:value="0">
            <text:p>0</text:p>
          </table:table-cell>
          <table:table-cell table:formula="of:=[.F31] * [.B31]" office:value-type="float" office:value="1947000">
            <text:p>1947000</text:p>
          </table:table-cell>
          <table:table-cell table:formula="of:=[.G31] * [.B31]" office:value-type="float" office:value="0">
            <text:p>0</text:p>
          </table:table-cell>
          <table:table-cell table:formula="of:=[.H31] * [.B31]" office:value-type="float" office:value="0">
            <text:p>0</text:p>
          </table:table-cell>
          <table:table-cell table:formula="of:=([.D31]-[.B31])*([.D31]-[.B31])" office:value-type="float" office:value="28219800156.25">
            <text:p>28219800156,25</text:p>
          </table:table-cell>
          <table:table-cell office:value-type="float" office:value="30">
            <text:p>30</text:p>
          </table:table-cell>
          <table:table-cell table:formula="of:=([.N31] - [.$C$52])^2" office:value-type="float" office:value="182.25">
            <text:p>182,25</text:p>
          </table:table-cell>
          <table:table-cell table:formula="of:=([.B31] - [.$C$53])^2" office:value-type="float" office:value="69190370400.3906">
            <text:p>69190370400,3906</text:p>
          </table:table-cell>
          <table:table-cell table:formula="of:=([.N31] - [.$C$52])*([.B31] - [.$C$53])" office:value-type="float" office:value="3551048.4375">
            <text:p>3551048,4375</text:p>
          </table:table-cell>
          <table:table-cell table:formula="of:=[.N31]*[.N31]" office:value-type="float" office:value="900">
            <text:p>900</text:p>
          </table:table-cell>
          <table:table-cell table:formula="of:=[.$C$57] + [.$C$56] * [.N31]" office:value-type="float" office:value="1759322.08577713">
            <text:p>1759322,08577713</text:p>
          </table:table-cell>
          <table:table-cell table:formula="of:=([.B31] -[.S31])^2" office:value-type="float" office:value="35222999487.0484">
            <text:p>35222999487,0484</text:p>
          </table:table-cell>
          <table:table-cell table:formula="of:=[.B31]/[.S31]" office:value-type="float" office:value="1.10667626794441">
            <text:p>1,1066762679</text:p>
          </table:table-cell>
          <table:table-cell table:formula="of:=[.E31]*[.U31]" office:value-type="float" office:value="0">
            <text:p>0</text:p>
          </table:table-cell>
          <table:table-cell table:formula="of:=[.F31]*[.U31]" office:value-type="float" office:value="1.10667626794441">
            <text:p>1,1066762679</text:p>
          </table:table-cell>
          <table:table-cell table:formula="of:=[.G31]*[.U31]" office:value-type="float" office:value="0">
            <text:p>0</text:p>
          </table:table-cell>
          <table:table-cell table:formula="of:=[.H31]*[.U31]" office:value-type="float" office:value="0">
            <text:p>0</text:p>
          </table:table-cell>
          <table:table-cell table:formula="of:=[.$W$40]" office:value-type="float" office:value="1.1063947702173">
            <text:p>1,1063947702</text:p>
          </table:table-cell>
          <table:table-cell table:formula="of:=[.S31]*[.Z31]" office:value-type="float" office:value="1946504.7548316">
            <text:p>1946504,7548316</text:p>
          </table:table-cell>
          <table:table-cell table:formula="of:=([.B31]-[.AA31])^2" office:value-type="float" office:value="245267.77682677">
            <text:p>245267,77682677</text:p>
          </table:table-cell>
        </table:table-row>
        <table:table-row table:style-name="ro1">
          <table:table-cell table:style-name="ce3" office:value-type="float" office:value="2003.3">
            <text:p>2003,3</text:p>
          </table:table-cell>
          <table:table-cell table:style-name="ce9" office:value-type="float" office:value="1970000">
            <text:p>1970000</text:p>
          </table:table-cell>
          <table:table-cell table:style-name="ce13" office:value-type="float" office:value="2963">
            <text:p>2963,00</text:p>
          </table:table-cell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32] * [.B32]" office:value-type="float" office:value="0">
            <text:p>0</text:p>
          </table:table-cell>
          <table:table-cell table:formula="of:=[.F32] * [.B32]" office:value-type="float" office:value="0">
            <text:p>0</text:p>
          </table:table-cell>
          <table:table-cell table:formula="of:=[.G32] * [.B32]" office:value-type="float" office:value="1970000">
            <text:p>1970000</text:p>
          </table:table-cell>
          <table:table-cell table:formula="of:=[.H32] * [.B32]" office:value-type="float" office:value="0">
            <text:p>0</text:p>
          </table:table-cell>
          <table:table-cell table:style-name="ce16" table:formula="of:=SUM([.M4:.M31])" office:value-type="float" office:value="1683016416250">
            <text:p>1683016416250</text:p>
          </table:table-cell>
          <table:table-cell office:value-type="float" office:value="31">
            <text:p>31</text:p>
          </table:table-cell>
          <table:table-cell table:formula="of:=([.N32] - [.$C$52])^2" office:value-type="float" office:value="210.25">
            <text:p>210,25</text:p>
          </table:table-cell>
          <table:table-cell table:formula="of:=([.B32] - [.$C$53])^2" office:value-type="float" office:value="81819239150.3906">
            <text:p>81819239150,3906</text:p>
          </table:table-cell>
          <table:table-cell table:formula="of:=([.N32] - [.$C$52])*([.B32] - [.$C$53])" office:value-type="float" office:value="4147589.0625">
            <text:p>4147589,0625</text:p>
          </table:table-cell>
          <table:table-cell table:formula="of:=[.N32]*[.N32]" office:value-type="float" office:value="961">
            <text:p>961</text:p>
          </table:table-cell>
          <table:table-cell table:formula="of:=[.$C$57] + [.$C$56] * [.N32]" office:value-type="float" office:value="1764904.50879765">
            <text:p>1764904,50879765</text:p>
          </table:table-cell>
          <table:table-cell table:formula="of:=([.B32] -[.S32])^2" office:value-type="float" office:value="42064160511.5316">
            <text:p>42064160511,5316</text:p>
          </table:table-cell>
          <table:table-cell table:formula="of:=[.B32]/[.S32]" office:value-type="float" office:value="1.11620769859219">
            <text:p>1,1162076986</text:p>
          </table:table-cell>
          <table:table-cell table:formula="of:=[.E32]*[.U32]" office:value-type="float" office:value="0">
            <text:p>0</text:p>
          </table:table-cell>
          <table:table-cell table:formula="of:=[.F32]*[.U32]" office:value-type="float" office:value="0">
            <text:p>0</text:p>
          </table:table-cell>
          <table:table-cell table:formula="of:=[.G32]*[.U32]" office:value-type="float" office:value="1.11620769859219">
            <text:p>1,1162076986</text:p>
          </table:table-cell>
          <table:table-cell table:formula="of:=[.H32]*[.U32]" office:value-type="float" office:value="0">
            <text:p>0</text:p>
          </table:table-cell>
          <table:table-cell table:formula="of:=[.$X$40]" office:value-type="float" office:value="1.16855651728309">
            <text:p>1,1685565173</text:p>
          </table:table-cell>
          <table:table-cell table:formula="of:=[.S32]*[.Z32]" office:value-type="float" office:value="2062390.6661378">
            <text:p>2062390,6661378</text:p>
          </table:table-cell>
          <table:table-cell table:formula="of:=([.B32]-[.AA32])^2" office:value-type="float" office:value="8536035189.38691">
            <text:p>8536035189,38691</text:p>
          </table:table-cell>
        </table:table-row>
        <table:table-row table:style-name="ro1">
          <table:table-cell table:style-name="ce4" office:value-type="float" office:value="2003.4">
            <text:p>2003,4</text:p>
          </table:table-cell>
          <table:table-cell table:style-name="ce9" office:value-type="float" office:value="1647300">
            <text:p>1647300</text:p>
          </table:table-cell>
          <table:table-cell table:style-name="ce13" office:value-type="float" office:value="2963">
            <text:p>2963,00</text:p>
          </table:table-cell>
          <table:table-cell office:value-type="string">
            <text:p><text:s/>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E33] * [.B33]" office:value-type="float" office:value="0">
            <text:p>0</text:p>
          </table:table-cell>
          <table:table-cell table:formula="of:=[.F33] * [.B33]" office:value-type="float" office:value="0">
            <text:p>0</text:p>
          </table:table-cell>
          <table:table-cell table:formula="of:=[.G33] * [.B33]" office:value-type="float" office:value="0">
            <text:p>0</text:p>
          </table:table-cell>
          <table:table-cell table:formula="of:=[.H33] * [.B33]" office:value-type="float" office:value="1647300">
            <text:p>1647300</text:p>
          </table:table-cell>
          <table:table-cell/>
          <table:table-cell office:value-type="float" office:value="32">
            <text:p>32</text:p>
          </table:table-cell>
          <table:table-cell table:formula="of:=([.N33] - [.$C$52])^2" office:value-type="float" office:value="240.25">
            <text:p>240,25</text:p>
          </table:table-cell>
          <table:table-cell table:formula="of:=([.B33] - [.$C$53])^2" office:value-type="float" office:value="1343909775.39063">
            <text:p>1343909775,39063</text:p>
          </table:table-cell>
          <table:table-cell table:formula="of:=([.N33] - [.$C$52])*([.B33] - [.$C$53])" office:value-type="float" office:value="-568220.3125">
            <text:p>-568220,3125</text:p>
          </table:table-cell>
          <table:table-cell table:formula="of:=[.N33]*[.N33]" office:value-type="float" office:value="1024">
            <text:p>1024</text:p>
          </table:table-cell>
          <table:table-cell table:formula="of:=[.$C$57] + [.$C$56] * [.N33]" office:value-type="float" office:value="1770486.93181818">
            <text:p>1770486,93181818</text:p>
          </table:table-cell>
          <table:table-cell table:formula="of:=([.B33] -[.S33])^2" office:value-type="float" office:value="15175020170.7774">
            <text:p>15175020170,7774</text:p>
          </table:table-cell>
          <table:table-cell table:formula="of:=[.B33]/[.S33]" office:value-type="float" office:value="0.930422004475528">
            <text:p>0,9304220045</text:p>
          </table:table-cell>
          <table:table-cell table:formula="of:=[.E33]*[.U33]" office:value-type="float" office:value="0">
            <text:p>0</text:p>
          </table:table-cell>
          <table:table-cell table:formula="of:=[.F33]*[.U33]" office:value-type="float" office:value="0">
            <text:p>0</text:p>
          </table:table-cell>
          <table:table-cell table:formula="of:=[.G33]*[.U33]" office:value-type="float" office:value="0">
            <text:p>0</text:p>
          </table:table-cell>
          <table:table-cell table:formula="of:=[.H33]*[.U33]" office:value-type="float" office:value="0.930422004475528">
            <text:p>0,9304220045</text:p>
          </table:table-cell>
          <table:table-cell table:formula="of:=[.$Y$40]" office:value-type="float" office:value="0.897661353981506">
            <text:p>0,897661354</text:p>
          </table:table-cell>
          <table:table-cell table:formula="of:=[.S33]*[.Z33]" office:value-type="float" office:value="1589297.69642247">
            <text:p>1589297,69642247</text:p>
          </table:table-cell>
          <table:table-cell table:formula="of:=([.B33]-[.AA33])^2" office:value-type="float" office:value="3364267220.29968">
            <text:p>3364267220,29968</text:p>
          </table:table-cell>
        </table:table-row>
        <table:table-row table:style-name="ro1">
          <table:table-cell table:style-name="ce5"/>
          <table:table-cell table:style-name="ce10" table:formula="of:=SUM([.B2:.B33])" office:value-type="float" office:value="53886700">
            <text:p>53886700</text:p>
          </table:table-cell>
          <table:table-cell table:style-name="ce5" table:number-columns-repeated="3"/>
          <table:table-cell table:style-name="ce5" office:value-type="string">
            <text:p><text:s/></text:p>
          </table:table-cell>
          <table:table-cell table:style-name="ce5" table:number-columns-repeated="2"/>
          <table:table-cell table:formula="of:=SUM([.I2:.I33])" office:value-type="float" office:value="11104400">
            <text:p>11104400</text:p>
          </table:table-cell>
          <table:table-cell table:formula="of:=SUM([.J2:.J33])" office:value-type="float" office:value="14878100">
            <text:p>14878100</text:p>
          </table:table-cell>
          <table:table-cell table:formula="of:=SUM([.K2:.K33])" office:value-type="float" office:value="15748400">
            <text:p>15748400</text:p>
          </table:table-cell>
          <table:table-cell table:formula="of:=SUM([.L2:.L33])" office:value-type="float" office:value="12155800">
            <text:p>12155800</text:p>
          </table:table-cell>
          <table:table-cell table:style-name="ce5" table:formula="of:=SUM([.I34:.L34])" office:value-type="float" office:value="53886700">
            <text:p>53886700</text:p>
          </table:table-cell>
          <table:table-cell table:style-name="ce5" table:formula="of:=SUM([.N2:.N33])" office:value-type="float" office:value="528">
            <text:p>528</text:p>
          </table:table-cell>
          <table:table-cell table:style-name="ce10" table:formula="of:=SUM([.O2:.O33])" office:value-type="float" office:value="2728">
            <text:p>2728</text:p>
          </table:table-cell>
          <table:table-cell table:style-name="ce17" table:formula="of:=SUM([.P2:.P33])" office:value-type="float" office:value="2088882457187.5">
            <text:p>2088882457187,5</text:p>
          </table:table-cell>
          <table:table-cell table:style-name="ce17" table:formula="of:=SUM([.Q2:.Q33])" office:value-type="float" office:value="15228850">
            <text:p>15228850</text:p>
          </table:table-cell>
          <table:table-cell table:style-name="ce5" table:formula="of:=SUM([.R2:.R33])" office:value-type="float" office:value="11440">
            <text:p>11440</text:p>
          </table:table-cell>
          <table:table-cell/>
          <table:table-cell table:style-name="ce18" table:formula="of:=SUM([.T2:.T33])" office:value-type="float" office:value="2003868574371.33">
            <text:p>2003868574371,33</text:p>
          </table:table-cell>
          <table:table-cell/>
          <table:table-cell table:style-name="ce19" table:formula="of:=SUM([.V2:.V33])" office:value-type="float" office:value="6.6191190896616">
            <text:p>6,6191190897</text:p>
          </table:table-cell>
          <table:table-cell table:style-name="ce19" table:formula="of:=SUM([.W2:.W33])" office:value-type="float" office:value="8.85118520225342">
            <text:p>8,8511852023</text:p>
          </table:table-cell>
          <table:table-cell table:style-name="ce19" table:formula="of:=SUM([.X2:.X33])" office:value-type="float" office:value="9.34848069802559">
            <text:p>9,348480698</text:p>
          </table:table-cell>
          <table:table-cell table:style-name="ce19" table:formula="of:=SUM([.Y2:.Y33])" office:value-type="float" office:value="7.18131277087961">
            <text:p>7,1813127709</text:p>
          </table:table-cell>
          <table:table-cell table:number-columns-repeated="2"/>
          <table:table-cell table:formula="of:=SUM([.AB2:.AB33])" office:value-type="float" office:value="232363367977.161">
            <text:p>232363367977,161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string">
            <text:p>średnie</text:p>
          </table:table-cell>
          <table:table-cell table:formula="of:=[.I34]/4" office:value-type="float" office:value="2776100">
            <text:p>2776100</text:p>
          </table:table-cell>
          <table:table-cell table:formula="of:=[.J34]/4" office:value-type="float" office:value="3719525">
            <text:p>3719525</text:p>
          </table:table-cell>
          <table:table-cell table:formula="of:=[.K34]/4" office:value-type="float" office:value="3937100">
            <text:p>3937100</text:p>
          </table:table-cell>
          <table:table-cell table:formula="of:=[.L34]/4" office:value-type="float" office:value="3038950">
            <text:p>3038950</text:p>
          </table:table-cell>
          <table:table-cell table:style-name="ce15" table:formula="of:=SUM([.I35:.L35])/4" office:value-type="float" office:value="3367918.75">
            <text:p>3367918,75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table:style-name="ce15"/>
          <table:table-cell table:number-columns-repeated="8"/>
          <table:table-cell office:value-type="string">
            <text:p>S = 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string">
            <text:p>s1</text:p>
          </table:table-cell>
          <table:table-cell table:formula="of:=[.I35]*4/(4*[.$M$35])" office:value-type="float" office:value="0.824277604677963">
            <text:p>0,8242776047</text:p>
          </table:table-cell>
          <table:table-cell table:formula="of:=[.J35]*4/(4*[.$M$35])" office:value-type="float" office:value="1.10439867351313">
            <text:p>1,1043986735</text:p>
          </table:table-cell>
          <table:table-cell table:formula="of:=[.K35]*4/(4*[.$M$35])" office:value-type="float" office:value="1.16900088519059">
            <text:p>1,1690008852</text:p>
          </table:table-cell>
          <table:table-cell table:formula="of:=[.L35]*4/(4*[.$M$35])" office:value-type="float" office:value="0.902322836618312">
            <text:p>0,9023228366</text:p>
          </table:table-cell>
          <table:table-cell table:style-name="ce15" table:formula="of:=SUM([.I37:.L37])" office:value-type="float" office:value="4">
            <text:p>4</text:p>
          </table:table-cell>
          <table:table-cell table:number-columns-repeated="8"/>
          <table:table-cell table:formula="of:=[.V34]/[.$W$36]" office:value-type="float" office:value="0.827389886207699">
            <text:p>0,8273898862</text:p>
          </table:table-cell>
          <table:table-cell table:formula="of:=[.W34]/[.$W$36]" office:value-type="float" office:value="1.10639815028168">
            <text:p>1,1063981503</text:p>
          </table:table-cell>
          <table:table-cell table:formula="of:=[.X34]/[.$W$36]" office:value-type="float" office:value="1.1685600872532">
            <text:p>1,1685600873</text:p>
          </table:table-cell>
          <table:table-cell table:formula="of:=[.Y34]/[.$W$36]" office:value-type="float" office:value="0.897664096359952">
            <text:p>0,8976640964</text:p>
          </table:table-cell>
          <table:table-cell table:style-name="ce20" table:formula="of:=SUM([.V37:.Y37])" office:value-type="float" office:value="4.00001222010253">
            <text:p>4,000012220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string">
            <text:p>gi</text:p>
          </table:table-cell>
          <table:table-cell table:formula="of:=[.I37]*[.$M$35]-[.$M$35]" office:value-type="float" office:value="-591818.75">
            <text:p>-591818,75</text:p>
          </table:table-cell>
          <table:table-cell table:formula="of:=[.J37]*[.$M$35]-[.$M$35]" office:value-type="float" office:value="351606.25">
            <text:p>351606,25</text:p>
          </table:table-cell>
          <table:table-cell table:formula="of:=[.K37]*[.$M$35]-[.$M$35]" office:value-type="float" office:value="569181.25">
            <text:p>569181,25</text:p>
          </table:table-cell>
          <table:table-cell table:formula="of:=[.L37]*[.$M$35]-[.$M$35]" office:value-type="float" office:value="-328968.75">
            <text:p>-328968,75</text:p>
          </table:table-cell>
          <table:table-cell table:style-name="ce15"/>
          <table:table-cell table:number-columns-repeated="2"/>
          <table:table-cell office:value-type="string">
            <text:p>Phi^2</text:p>
          </table:table-cell>
          <table:table-cell table:formula="of:=[.T34]/[.P34]" office:value-type="float" office:value="0.959301739299094">
            <text:p>0,9593017393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3"/>
          <table:table-cell office:value-type="string">
            <text:p>R^2</text:p>
          </table:table-cell>
          <table:table-cell table:formula="of:=1-[.Q38]" office:value-type="float" office:value="0.0406982607009063">
            <text:p>0,0406982607</text:p>
          </table:table-cell>
          <table:table-cell table:number-columns-repeated="4"/>
          <table:table-cell table:style-name="ce20" office:value-type="string">
            <text:p>wk=</text:p>
          </table:table-cell>
          <table:table-cell table:style-name="ce20" table:formula="of:=4/[.$Z$37]" office:value-type="float" office:value="0.999996944983701">
            <text:p>0,99999694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9"/>
          <table:table-cell table:formula="of:=[.V37]*[.$W$39]" office:value-type="float" office:value="0.827387358518111">
            <text:p>0,8273873585</text:p>
          </table:table-cell>
          <table:table-cell table:formula="of:=[.W37]*[.$W$39]" office:value-type="float" office:value="1.1063947702173">
            <text:p>1,1063947702</text:p>
          </table:table-cell>
          <table:table-cell table:formula="of:=[.X37]*[.$W$39]" office:value-type="float" office:value="1.16855651728309">
            <text:p>1,1685565173</text:p>
          </table:table-cell>
          <table:table-cell table:formula="of:=[.Y37]*[.$W$39]" office:value-type="float" office:value="0.897661353981506">
            <text:p>0,897661354</text:p>
          </table:table-cell>
          <table:table-cell table:formula="of:=SUM([.V40:.Y40])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Opis kolum: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number-columns-repeated="16"/>
        </table:table-row>
        <table:table-row table:style-name="ro1">
          <table:table-cell/>
          <table:table-cell table:style-name="Default" office:value-type="string">
            <text:p>A okres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number-columns-repeated="16"/>
        </table:table-row>
        <table:table-row table:style-name="ro1">
          <table:table-cell/>
          <table:table-cell table:style-name="Default" office:value-type="string">
            <text:p>B skup mleka (mln litrów)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number-columns-repeated="9"/>
          <table:table-cell office:value-type="string">
            <text:p>Wk – współczynnik korygujący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>
            <text:p>C pogłowie krów (tys sztuk)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number-columns-repeated="9"/>
          <table:table-cell office:value-type="string">
            <text:p>S – liczba cykli (powtórzeń)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>
            <text:p>D średnia ruchoma (4 okresowa)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number-columns-repeated="16"/>
        </table:table-row>
        <table:table-row table:style-name="ro1">
          <table:table-cell/>
          <table:table-cell table:style-name="Default" office:value-type="string">
            <text:p>E—H – pomocnicze kolumny dla obliczania sezonowości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number-columns-repeated="16"/>
        </table:table-row>
        <table:table-row table:style-name="ro1">
          <table:table-cell/>
          <table:table-cell table:style-name="Default" office:value-type="string">
            <text:p>I—L – pominięte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number-columns-repeated="16"/>
        </table:table-row>
        <table:table-row table:style-name="ro1">
          <table:table-cell/>
          <table:table-cell table:style-name="Default" office:value-type="string">
            <text:p>V—Y – obliczanie sezonowości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number-columns-repeated="1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16"/>
        </table:table-row>
        <table:table-row table:style-name="ro1">
          <table:table-cell/>
          <table:table-cell table:style-name="Default" office:value-type="string">
            <text:p>RMSE</text:p>
          </table:table-cell>
          <table:table-cell table:style-name="Default" table:formula="of:=SQRT([.$M$32])" office:value-type="float" office:value="1297311.22567023">
            <text:p>1297311,22567023</text:p>
          </table:table-cell>
          <table:table-cell table:number-columns-repeated="5"/>
          <table:table-cell table:style-name="Default" table:number-columns-repeated="4"/>
          <table:table-cell table:number-columns-repeated="16"/>
        </table:table-row>
        <table:table-row table:style-name="ro1">
          <table:table-cell/>
          <table:table-cell table:style-name="Default" office:value-type="string">
            <text:p>śr t</text:p>
          </table:table-cell>
          <table:table-cell table:style-name="Default" table:formula="of:=[.$N$34]/[.$N$33]" office:value-type="float" office:value="16.5">
            <text:p>16,5</text:p>
          </table:table-cell>
          <table:table-cell table:number-columns-repeated="5"/>
          <table:table-cell table:style-name="Default" table:number-columns-repeated="4"/>
          <table:table-cell table:number-columns-repeated="16"/>
        </table:table-row>
        <table:table-row table:style-name="ro1">
          <table:table-cell/>
          <table:table-cell table:style-name="Default" office:value-type="string">
            <text:p>śr y</text:p>
          </table:table-cell>
          <table:table-cell table:style-name="Default" table:formula="of:=[.$B$34]/[.$N$33]" office:value-type="float" office:value="1683959.375">
            <text:p>1683959,375</text:p>
          </table:table-cell>
          <table:table-cell table:number-columns-repeated="5"/>
          <table:table-cell table:style-name="Default" table:number-columns-repeated="4"/>
          <table:table-cell table:number-columns-repeated="1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16"/>
        </table:table-row>
        <table:table-row table:style-name="ro1">
          <table:table-cell/>
          <table:table-cell table:style-name="Default" office:value-type="string">
            <text:p>beta</text:p>
          </table:table-cell>
          <table:table-cell table:style-name="ce14" table:formula="of:=[.Q34]/[.O34]" office:value-type="float" office:value="5582.42302052786">
            <text:p>5582,4230205279</text:p>
          </table:table-cell>
          <table:table-cell table:number-columns-repeated="5"/>
          <table:table-cell table:style-name="Default" table:number-columns-repeated="4"/>
          <table:table-cell table:number-columns-repeated="16"/>
        </table:table-row>
        <table:table-row table:style-name="ro1">
          <table:table-cell/>
          <table:table-cell table:style-name="Default" office:value-type="string">
            <text:p>alfa</text:p>
          </table:table-cell>
          <table:table-cell table:style-name="ce14" table:formula="of:=[.$C$53] - [.$C$56]*[.$C$52]" office:value-type="float" office:value="1591849.39516129">
            <text:p>1591849,39516129</text:p>
          </table:table-cell>
          <table:table-cell table:number-columns-repeated="5"/>
          <table:table-cell table:style-name="Default" table:number-columns-repeated="4"/>
          <table:table-cell table:number-columns-repeated="16"/>
        </table:table-row>
        <table:table-row table:style-name="ro1">
          <table:table-cell/>
          <table:table-cell table:style-name="Default" office:value-type="string">
            <text:p>se</text:p>
          </table:table-cell>
          <table:table-cell table:style-name="Default" table:formula="of:=SQRT([.T34]/([.$N$33]-2))" office:value-type="float" office:value="258448.484510378">
            <text:p>258448,484510378</text:p>
          </table:table-cell>
          <table:table-cell table:number-columns-repeated="5"/>
          <table:table-cell table:style-name="Default" table:number-columns-repeated="4"/>
          <table:table-cell table:number-columns-repeated="16"/>
        </table:table-row>
        <table:table-row table:style-name="ro1">
          <table:table-cell/>
          <table:table-cell table:style-name="Default" office:value-type="string">
            <text:p>Sb</text:p>
          </table:table-cell>
          <table:table-cell table:style-name="Default" table:formula="of:=SQRT([.$C$58]^2/[.$O$34])" office:value-type="float" office:value="4948.25197762385">
            <text:p>4948,2519776239</text:p>
          </table:table-cell>
          <table:table-cell table:number-columns-repeated="5"/>
          <table:table-cell table:style-name="Default" table:number-columns-repeated="4"/>
          <table:table-cell table:number-columns-repeated="16"/>
        </table:table-row>
        <table:table-row table:style-name="ro1">
          <table:table-cell/>
          <table:table-cell table:style-name="Default" office:value-type="string">
            <text:p>Sa</text:p>
          </table:table-cell>
          <table:table-cell table:style-name="Default" table:formula="of:= [.$C$58] * SQRT([.$R$34]/(32 * [.$O$34]))" office:value-type="float" office:value="93559.9174549436">
            <text:p>93559,9174549436</text:p>
          </table:table-cell>
          <table:table-cell table:number-columns-repeated="5"/>
          <table:table-cell table:style-name="Default" table:number-columns-repeated="4"/>
          <table:table-cell table:number-columns-repeated="16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 Condensed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11" number:min-integer-digits="1"/>
    </number:number-style>
    <number:number-style style:name="N140">
      <number:number number:decimal-places="1" number:min-integer-digits="1"/>
    </number:number-style>
    <number:number-style style:name="N141">
      <number:number number:decimal-places="3" number:min-integer-digits="1"/>
    </number:number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15.05.2012</text:date>, <text:time>11:36:0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.przechlewski </meta:initial-creator>
    <meta:creation-date>2012-05-11T20:36:16</meta:creation-date>
    <dc:date>2012-05-15T11:36:04</dc:date>
    <dc:creator>t.przechlewski </dc:creator>
    <meta:editing-duration>PT3H33M56S</meta:editing-duration>
    <meta:editing-cycles>8</meta:editing-cycles>
    <meta:generator>LibreOffice/3.3$Linux LibreOffice_project/330m19$Build-401</meta:generator>
    <meta:document-statistic meta:table-count="3" meta:cell-count="9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7cm" svg:y="3.98cm" chart:style-name="ch2"/>
        <chart:plot-area chart:style-name="ch3" table:cell-range-address="Arkusz1.B2:Arkusz1.B33 Arkusz1.D2:Arkusz1.D33" svg:x="0.77cm" svg:y="0.855cm" svg:width="12.088cm" svg:height="7.545cm">
          <chartooo:coordinate-region svg:x="2.317cm" svg:y="1.054cm" svg:width="10.354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B2:Arkusz1.B33" chart:class="chart:line">
            <chart:data-point chart:repeated="32"/>
          </chart:series>
          <chart:series chart:style-name="ch7" chart:values-cell-range-address="Arkusz1.D2:Arkusz1.D33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6100">
                <text:p>1216100</text:p>
                <draw:g>
                  <svg:desc>Arkusz1.B2:Arkusz1.B33</svg:desc>
                </draw:g>
              </table:table-cell>
              <table:table-cell office:value-type="float" office:value="NaN">
                <text:p>NaN</text:p>
                <draw:g>
                  <svg:desc>Arkusz1.D2:Arkusz1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06900">
                <text:p>1706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7500">
                <text:p>1967500</text:p>
              </table:table-cell>
              <table:table-cell office:value-type="float" office:value="1590250">
                <text:p>1590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24400">
                <text:p>1424400</text:p>
              </table:table-cell>
              <table:table-cell office:value-type="float" office:value="1622762.5">
                <text:p>162276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8300">
                <text:p>1308300</text:p>
              </table:table-cell>
              <table:table-cell office:value-type="float" office:value="1654375">
                <text:p>165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74800">
                <text:p>1874800</text:p>
              </table:table-cell>
              <table:table-cell office:value-type="float" office:value="1678775">
                <text:p>1678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2500">
                <text:p>2052500</text:p>
              </table:table-cell>
              <table:table-cell office:value-type="float" office:value="1706312.5">
                <text:p>170631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4600">
                <text:p>1534600</text:p>
              </table:table-cell>
              <table:table-cell office:value-type="float" office:value="1733487.5">
                <text:p>173348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18400">
                <text:p>1418400</text:p>
              </table:table-cell>
              <table:table-cell office:value-type="float" office:value="1753412.5">
                <text:p>175341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2100">
                <text:p>1982100</text:p>
              </table:table-cell>
              <table:table-cell office:value-type="float" office:value="1756337.5">
                <text:p>175633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04600">
                <text:p>2104600</text:p>
              </table:table-cell>
              <table:table-cell office:value-type="float" office:value="1741187.5">
                <text:p>174118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5900">
                <text:p>1505900</text:p>
              </table:table-cell>
              <table:table-cell office:value-type="float" office:value="1704887.5">
                <text:p>170488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25900">
                <text:p>1325900</text:p>
              </table:table-cell>
              <table:table-cell office:value-type="float" office:value="1647500">
                <text:p>1647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84200">
                <text:p>1784200</text:p>
              </table:table-cell>
              <table:table-cell office:value-type="float" office:value="1597975">
                <text:p>15979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43400">
                <text:p>1843400</text:p>
              </table:table-cell>
              <table:table-cell office:value-type="float" office:value="1579175">
                <text:p>1579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70900">
                <text:p>1370900</text:p>
              </table:table-cell>
              <table:table-cell office:value-type="float" office:value="1571375">
                <text:p>1571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0500">
                <text:p>1310500</text:p>
              </table:table-cell>
              <table:table-cell office:value-type="float" office:value="1573112.5">
                <text:p>1573112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37200">
                <text:p>1737200</text:p>
              </table:table-cell>
              <table:table-cell office:value-type="float" office:value="1601200">
                <text:p>16012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4300">
                <text:p>1904300</text:p>
              </table:table-cell>
              <table:table-cell office:value-type="float" office:value="1637862.5">
                <text:p>163786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34700">
                <text:p>1534700</text:p>
              </table:table-cell>
              <table:table-cell office:value-type="float" office:value="1674437.5">
                <text:p>1674437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40000">
                <text:p>1440000</text:p>
              </table:table-cell>
              <table:table-cell office:value-type="float" office:value="1698337.5">
                <text:p>1698337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0300">
                <text:p>1900300</text:p>
              </table:table-cell>
              <table:table-cell office:value-type="float" office:value="1704912.5">
                <text:p>1704912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32400">
                <text:p>1932400</text:p>
              </table:table-cell>
              <table:table-cell office:value-type="float" office:value="1715375">
                <text:p>1715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9200">
                <text:p>1559200</text:p>
              </table:table-cell>
              <table:table-cell office:value-type="float" office:value="1728437.5">
                <text:p>1728437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99200">
                <text:p>1499200</text:p>
              </table:table-cell>
              <table:table-cell office:value-type="float" office:value="1739262.5">
                <text:p>173926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5600">
                <text:p>1945600</text:p>
              </table:table-cell>
              <table:table-cell office:value-type="float" office:value="1746875">
                <text:p>1746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73700">
                <text:p>1973700</text:p>
              </table:table-cell>
              <table:table-cell office:value-type="float" office:value="1760175">
                <text:p>17601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78800">
                <text:p>1578800</text:p>
              </table:table-cell>
              <table:table-cell office:value-type="float" office:value="1771200">
                <text:p>17712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86000">
                <text:p>1586000</text:p>
              </table:table-cell>
              <table:table-cell office:value-type="float" office:value="1770912.5">
                <text:p>177091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47000">
                <text:p>1947000</text:p>
              </table:table-cell>
              <table:table-cell office:value-type="float" office:value="1779012.5">
                <text:p>1779012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70000">
                <text:p>197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47300">
                <text:p>16473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